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style:font-name="Monospace1" fo:font-size="17pt" style:text-underline-style="none" fo:font-weight="normal" style:font-name-asian="Monospace1" style:font-size-asian="17pt" style:font-weight-asian="normal" style:font-name-complex="Monospace1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1" style:family="paragraph">
      <style:paragraph-properties fo:text-align="start" style:text-autospace="none"/>
      <style:text-properties fo:color="#000000" style:font-name="Monospace1" fo:font-size="19pt" style:text-underline-style="none" fo:font-weight="normal" style:font-name-asian="Monospace1" style:font-size-asian="19pt" style:font-weight-asian="normal" style:font-name-complex="Monospace1" style:font-size-complex="19pt" style:font-weight-complex="normal"/>
    </style:style>
    <style:style style:name="P12" style:family="paragraph">
      <style:paragraph-properties fo:text-align="start" style:text-autospace="none"/>
      <style:text-properties fo:color="#000000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start" style:text-autospace="none"/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5" style:family="paragraph">
      <style:paragraph-properties fo:text-align="start" style:text-autospace="none"/>
      <style:text-properties fo:color="#646464" style:font-name="Monospace3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16" style:family="paragraph">
      <style:paragraph-properties fo:text-align="center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/>
      <style:text-properties style:font-name="Courier New1"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start" style:text-autospace="none"/>
      <style:text-properties fo:color="#00000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start" style:text-autospace="none"/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2" style:family="paragraph">
      <style:paragraph-properties fo:text-align="start" style:text-autospace="none"/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3" style:family="paragraph">
      <style:paragraph-properties fo:text-align="start" style:text-autospace="none"/>
      <style:text-properties fo:color="#3f5fb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P24" style:family="paragraph">
      <style:paragraph-properties fo:text-align="start" style:text-autospace="none"/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P25" style:family="paragraph">
      <style:paragraph-properties fo:text-align="start" style:text-autospace="none"/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6" style:family="paragraph">
      <style:paragraph-properties fo:text-align="start" style:text-autospace="none"/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P27" style:family="paragraph">
      <style:paragraph-properties fo:text-align="start" style:text-autospace="none"/>
      <style:text-properties fo:color="#3f5fb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28" style:family="paragraph">
      <style:paragraph-properties fo:text-align="start" style:text-autospace="none"/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P29" style:family="paragraph">
      <style:paragraph-properties fo:text-align="start" style:text-autospace="none"/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30" style:family="paragraph">
      <style:paragraph-properties fo:text-align="start" style:text-autospace="none"/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c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5" style:family="text">
      <style:text-properties fo:color="#7f0055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6" style:family="text">
      <style:text-properties fo:color="#0000c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onospace1" fo:font-size="16pt" style:font-name-asian="Monospace1" style:font-size-asian="16pt" style:font-name-complex="Monospace1" style:font-size-complex="16pt"/>
    </style:style>
    <style:style style:name="T1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Monospace1" fo:font-size="17pt" style:text-underline-style="none" style:font-name-asian="Monospace1" style:font-size-asian="17pt" style:font-name-complex="Monospace1" style:font-size-complex="17pt"/>
    </style:style>
    <style:style style:name="T27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style:letter-kerning="true" style:font-name-asian="Monospace1" style:font-size-asian="17pt" style:font-style-asian="normal" style:font-name-complex="Monospace1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urier New1"/>
    </style:style>
    <style:style style:name="T34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46464" style:font-name="Monospace1" fo:font-size="19pt" style:font-name-asian="Monospace1" style:font-size-asian="19pt" style:font-name-complex="Monospace1" style:font-size-complex="19pt"/>
    </style:style>
    <style:style style:name="T45" style:family="text">
      <style:text-properties fo:color="#7f0055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46" style:family="text">
      <style:text-properties fo:color="#000000" style:font-name="Monospace1" fo:font-size="19pt" style:font-name-asian="Monospace1" style:font-size-asian="19pt" style:font-name-complex="Monospace1" style:font-size-complex="19pt"/>
    </style:style>
    <style:style style:name="T47" style:family="text">
      <style:text-properties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style:text-line-through-type="none" style:font-name="Monospace1" fo:font-size="19pt" fo:font-style="italic" fo:text-shadow="none" style:text-underline-style="none" fo:font-weight="normal" style:letter-kerning="true" style:font-name-asian="Monospace1" style:font-size-asian="19pt" style:font-style-asian="italic" style:font-weight-asian="normal" style:font-name-complex="Monospace1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1a1a1a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84" style:family="text">
      <style:text-properties fo:color="#646464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7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8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c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91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92" style:family="text">
      <style:text-properties fo:color="#7f0055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6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7" style:family="text">
      <style:text-properties fo:color="#6a3e3e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9" style:family="text">
      <style:text-properties style:font-name="Courier New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1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0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6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08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111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112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113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114" style:family="text">
      <style:text-properties fo:color="#1a1a1a" style:font-name="Monospace1" fo:font-size="20pt" style:font-name-asian="Monospace1" style:font-size-asian="20pt" style:font-name-complex="Monospace1" style:font-size-complex="20pt"/>
    </style:style>
    <style:style style:name="T115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116" style:family="text">
      <style:text-properties fo:color="#646464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7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8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119" style:family="text">
      <style:text-properties fo:color="#3f7f5f" style:font-name="Monospace1" fo:font-size="13pt" style:font-name-asian="Monospace1" style:font-size-asian="13pt" style:font-name-complex="Monospace1" style:font-size-complex="13pt"/>
    </style:style>
    <style:style style:name="T120" style:family="text">
      <style:text-properties fo:color="#646464" style:font-name="Monospace1" fo:font-size="18pt" style:font-name-asian="Monospace1" style:font-size-asian="18pt" style:font-name-complex="Monospace1" style:font-size-complex="18pt"/>
    </style:style>
    <style:style style:name="T121" style:family="text">
      <style:text-properties fo:color="#00000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2" style:family="text">
      <style:text-properties fo:color="#00808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3" style:family="text">
      <style:text-properties fo:color="#3f7f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4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5" style:family="text">
      <style:text-properties fo:color="#7f00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6" style:family="text">
      <style:text-properties fo:color="#1a1a1a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7" style:family="text">
      <style:text-properties fo:color="#2a00ff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28" style:family="text">
      <style:text-properties fo:color="#0000c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9" style:family="text">
      <style:text-properties fo:color="#0000c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0" style:family="text">
      <style:text-properties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1" style:family="text">
      <style:text-properties fo:color="#646464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2" style:family="text">
      <style:text-properties fo:color="#000000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33" style:family="text">
      <style:text-properties fo:color="#2a00f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4" style:family="text">
      <style:text-properties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5" style:family="text">
      <style:text-properties fo:color="#646464" style:font-name="Monospace3" fo:font-size="10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6" style:family="text">
      <style:text-properties fo:font-size="18pt"/>
    </style:style>
    <style:style style:name="T137" style:family="text">
      <style:text-properties fo:color="#646464" style:font-name="Monospace1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38" style:family="text">
      <style:text-properties fo:color="#7f0055" style:font-name="Monospace3" fo:font-size="15pt" fo:font-weight="bold" style:font-name-asian="Monospace1" style:font-size-asian="15pt" style:font-weight-asian="bold" style:font-name-complex="Monospace1" style:font-size-complex="15pt" style:font-weight-complex="bold"/>
    </style:style>
    <style:style style:name="T139" style:family="text">
      <style:text-properties fo:color="#000000" style:font-name="Monospace3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40" style:family="text">
      <style:text-properties fo:color="#00808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1" style:family="text">
      <style:text-properties fo:color="#3f7f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3" style:family="text">
      <style:text-properties fo:color="#7f00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4" style:family="text">
      <style:text-properties fo:color="#3c3c3c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5" style:family="text">
      <style:text-properties fo:color="#2a00ff" style:text-outline="false" style:text-line-through-style="none" style:text-line-through-type="none" style:font-name="Monospace3" fo:font-size="15pt" fo:font-style="italic" fo:text-shadow="none" style:text-underline-style="none" fo:font-weight="normal" style:letter-kerning="true" style:font-name-asian="Monospace1" style:font-size-asian="15pt" style:font-style-asian="italic" style:font-weight-asian="normal" style:font-name-complex="Monospace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808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7f0055" style:font-name="Monospace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49" style:family="text">
      <style:text-properties fo:color="#00000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0" style:family="text">
      <style:text-properties fo:color="#646464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1" style:family="text">
      <style:text-properties fo:color="#0000c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2" style:family="text">
      <style:text-properties fo:color="#6a3e3e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3" style:family="text">
      <style:text-properties fo:color="#2a00f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4" style:family="text">
      <style:text-properties fo:color="#00808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5" style:family="text">
      <style:text-properties fo:color="#3f7f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6" style:family="text">
      <style:text-properties fo:color="#7f00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7" style:family="text">
      <style:text-properties fo:color="#3c3c3c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8" style:family="text">
      <style:text-properties fo:color="#2a00ff" style:font-name="Monospace3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59" style:family="text">
      <style:text-properties fo:color="#008080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0" style:family="text">
      <style:text-properties fo:color="#3f7f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1" style:family="text">
      <style:text-properties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2" style:family="text">
      <style:text-properties fo:color="#7f00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3" style:family="text">
      <style:text-properties fo:color="#3c3c3c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4" style:family="text">
      <style:text-properties fo:color="#2a00ff" style:font-name="Monospace3" fo:font-size="16pt" fo:font-style="italic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165" style:family="text">
      <style:text-properties fo:color="#7f007f"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6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67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68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69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0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71" style:family="text"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2" style:family="text">
      <style:text-properties fo:color="#3f5fb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3" style:family="text">
      <style:text-properties fo:color="#00808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4" style:family="text">
      <style:text-properties fo:color="#3f7f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5" style:family="text">
      <style:text-properties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6" style:family="text">
      <style:text-properties fo:color="#7f00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7" style:family="text">
      <style:text-properties fo:color="#1a1a1a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8" style:family="text">
      <style:text-properties fo:color="#2a00ff" style:font-name="Monospace1" fo:font-size="15pt" fo:font-style="italic" style:text-underline-style="none" fo:font-weight="normal" style:font-name-asian="Monospace1" style:font-size-asian="15pt" style:font-style-asian="italic" style:font-weight-asian="normal" style:font-name-complex="Monospace1" style:font-size-complex="15pt" style:font-style-complex="italic" style:font-weight-complex="normal"/>
    </style:style>
    <style:style style:name="T179" style:family="text">
      <style:text-properties fo:color="#2a00ff" style:font-name="Monospace1" fo:font-size="15pt" fo:font-style="italic" style:text-underline-style="none" fo:font-weight="bold" style:font-name-asian="Monospace1" style:font-size-asian="15pt" style:font-style-asian="italic" style:font-weight-asian="bold" style:font-name-complex="Monospace1" style:font-size-complex="15pt" style:font-style-complex="italic" style:font-weight-complex="bold"/>
    </style:style>
    <style:style style:name="T180" style:family="text">
      <style:text-properties fo:color="#008080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1" style:family="text">
      <style:text-properties fo:color="#3f7f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2" style:family="text">
      <style:text-properties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3" style:family="text">
      <style:text-properties fo:color="#7f00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4" style:family="text">
      <style:text-properties fo:color="#1a1a1a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5" style:family="text"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6" style:family="text">
      <style:text-properties fo:color="#00808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7" style:family="text">
      <style:text-properties fo:color="#3f7f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8" style:family="text">
      <style:text-properties fo:color="#7f00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9" style:family="text">
      <style:text-properties fo:color="#1a1a1a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0" style:family="text">
      <style:text-properties fo:color="#2a00ff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91" style:family="text"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2" style:family="text">
      <style:text-properties fo:color="#000000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193" style:family="text">
      <style:text-properties fo:color="#3f7f5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7f0055" style:font-name="Monospace3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95" style:family="text">
      <style:text-properties fo:color="#00000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6" style:family="text"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7" style:family="text">
      <style:text-properties fo:color="#0000c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8" style:family="text">
      <style:text-properties fo:color="#6a3e3e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9" style:family="text">
      <style:text-properties fo:color="#2a00ff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0" style:family="text">
      <style:text-properties fo:color="#0000c0" style:font-name="Monospace3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201" style:family="text">
      <style:text-properties fo:color="#00808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2" style:family="text">
      <style:text-properties fo:color="#3f7f7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3" style:family="text">
      <style:text-properties fo:color="#3c3c3c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4" style:family="text">
      <style:text-properties fo:color="#646464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5" style:family="text">
      <style:text-properties fo:color="#6a3e3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6" style:family="text"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T207" style:family="text"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T208" style:family="text">
      <style:text-properties fo:color="#000000" style:font-name="Monospace1" fo:font-size="10pt" style:text-underline-style="none" fo:font-weight="bold" style:font-name-asian="Monospace1" style:font-size-asian="10pt" style:font-weight-asian="bold" style:font-name-complex="Monospace1" style:font-size-complex="10pt" style:font-weight-complex="bold"/>
    </style:style>
    <style:style style:name="T209" style:family="text">
      <style:text-properties fo:color="#00808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0" style:family="text">
      <style:text-properties fo:color="#3f7f7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1" style:family="text">
      <style:text-properties fo:color="#3c3c3c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2" style:family="text"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T213" style:family="text">
      <style:text-properties fo:color="#000000" style:font-name="Monospace1" fo:font-size="12pt" style:text-underline-style="none" fo:font-weight="bold" style:font-name-asian="Monospace1" style:font-size-asian="12pt" style:font-weight-asian="bold" style:font-name-complex="Monospace1" style:font-size-complex="12pt" style:font-weight-complex="bold"/>
    </style:style>
    <style:style style:name="T214" style:family="text"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5" style:family="text">
      <style:text-properties fo:color="#7f0055" style:font-name="Monospace1" fo:font-size="16pt" style:text-underline-style="none" fo:font-weight="bold" style:font-name-asian="Monospace1" style:font-size-asian="16pt" style:font-weight-asian="bold" style:font-name-complex="Monospace1" style:font-size-complex="16pt" style:font-weight-complex="bold"/>
    </style:style>
    <style:style style:name="T216" style:family="text"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7" style:family="text">
      <style:text-properties fo:color="#6a3e3e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8" style:family="text">
      <style:text-properties fo:color="#000000" style:font-name="Monospace1" fo:font-size="16pt" fo:font-style="italic" style:text-underline-style="none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219" style:family="text">
      <style:text-properties fo:color="#2a00f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0" style:family="text">
      <style:text-properties fo:font-weight="normal" style:font-weight-asian="normal" style:font-weight-complex="normal"/>
    </style:style>
    <style:style style:name="T221" style:family="text">
      <style:text-properties fo:color="#3c3c3c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color="#0000c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3" style:family="text">
      <style:text-properties fo:color="#0000c0" style:font-name="Monospace1" fo:font-size="16pt" fo:font-style="italic" style:text-underline-style="none" fo:font-weight="bold" style:font-name-asian="Monospace1" style:font-size-asian="16pt" style:font-style-asian="italic" style:font-weight-asian="bold" style:font-name-complex="Monospace1" style:font-size-complex="16pt" style:font-style-complex="italic" style:font-weight-complex="bold"/>
    </style:style>
    <style:style style:name="T224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26" style:family="text">
      <style:text-properties fo:color="#000000" style:font-name="Monospace1" fo:font-size="14pt" style:text-underline-style="none" fo:font-weight="bold" style:font-name-asian="Monospace1" style:font-size-asian="14pt" style:font-weight-asian="bold" style:font-name-complex="Monospace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8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2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avec Hibernate/JPA</text:p>
              </text:list-item>
              <text:list-item>
                <text:p>Intégration Web</text:p>
              </text:list-item>
              <text:list-item>
                <text:p>Spring Boo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Objec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9">User user = </text:span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 xlink:type="simple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1" xml:id="id19" draw:id="id19" draw:layer="layout" svg:width="25.273cm" svg:height="3.462cm" svg:x="1.396cm" svg:y="6.698cm">
          <text:p text:style-name="P6"><text:span text:style-name="T44">@Repository</text:span></text:p>
          <text:p text:style-name="P6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6"><text:span text:style-name="T46"><text:s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0" draw:id="id20" draw:layer="layout" svg:width="25.273cm" svg:height="3.462cm" svg:x="1.395cm" svg:y="10.797cm">
          <text:p text:style-name="P6"><text:span text:style-name="T46">@Service</text:span></text:p>
          <text:p text:style-name="P6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6"><text:span text:style-name="T46"><text:s text:c="2"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2" draw:layer="layout" svg:width="25.273cm" svg:height="1.431cm" svg:x="1.395cm" svg:y="6.697cm">
          <text:p text:style-name="P6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2" draw:layer="layout" svg:width="25.273cm" svg:height="1.939cm" svg:x="1.395cm" svg:y="6.697cm">
          <text:p text:style-name="P6"><text:span text:style-name="T55">@Autowired</text:span></text:p>
          <text:p text:style-name="P6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273cm" svg:height="1.939cm" svg:x="1.394cm" svg:y="8.996cm">
          <text:p text:style-name="P6"><text:span text:style-name="T55">@Autowired</text:span></text:p>
          <text:p text:style-name="P6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1" xml:id="id21" draw:id="id21" draw:layer="layout" svg:width="25.273cm" svg:height="1.939cm" svg:x="1.393cm" svg:y="4.895cm">
          <text:p text:style-name="P6"><text:span text:style-name="T58">@Value</text:span><text:span text:style-name="T59">(</text:span><text:span text:style-name="T60">"${digest}"</text:span><text:span text:style-name="T59">)</text:span></text:p>
          <text:p text:style-name="P6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2" draw:id="id22" draw:layer="layout" svg:width="25.273cm" svg:height="4.054cm" svg:x="1.392cm" svg:y="7.594cm">
          <text:p text:style-name="P6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6"><text:span text:style-name="T67"/></text:p>
          <text:p text:style-name="P6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6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6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2" xml:id="id24" draw:id="id24" draw:layer="layout" svg:width="25.273cm" svg:height="5.265cm" svg:x="1.393cm" svg:y="5.595cm">
          <text:p text:style-name="P6"><text:span text:style-name="T47">&lt;</text:span><text:span text:style-name="T48">context:component-scan</text:span><text:span text:style-name="T69"> </text:span><text:span text:style-name="T50">base-package</text:span><text:span text:style-name="T51">=</text:span><text:span text:style-name="T52">"com.zenika"</text:span><text:span text:style-name="T70"> </text:span><text:span text:style-name="T54">/&gt;</text:span></text:p>
          <text:p text:style-name="P6"><text:span text:style-name="T54"/></text:p>
          <text:p text:style-name="P6"><text:span text:style-name="T54">&lt;</text:span><text:span text:style-name="T71">jdbc:embedded-database</text:span><text:span text:style-name="T54"> </text:span><text:span text:style-name="T72">id</text:span><text:span text:style-name="T73">=</text:span><text:span text:style-name="T52">"dataSource"</text:span><text:span text:style-name="T54"> </text:span><text:span text:style-name="T72">type</text:span><text:span text:style-name="T73">=</text:span><text:span text:style-name="T52">"H2"</text:span><text:span text:style-name="T54">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create-tables.sql"</text:span><text:span text:style-name="T54"> /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insert-data.sql"</text:span><text:span text:style-name="T54"> /&gt;</text:span></text:p>
          <text:p text:style-name="P6"><text:span text:style-name="T54">&lt;/</text:span><text:span text:style-name="T71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2" xml:id="id26" draw:id="id26" draw:layer="layout" svg:width="25.273cm" svg:height="3.582cm" svg:x="1.392cm" svg:y="6.094cm">
          <text:p text:style-name="P6"><text:span text:style-name="T55">@PostConstruct</text:span></text:p>
          <text:p text:style-name="P6"><text:span text:style-name="T56">public</text:span><text:span text:style-name="T49"> </text:span><text:span text:style-name="T56">void</text:span><text:span text:style-name="T49"> init() {</text:span></text:p>
          <text:p text:style-name="P6"><text:span text:style-name="T49"><text:s text:c="2"/></text:span><text:span text:style-name="T49">(...) 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2" xml:id="id30" draw:id="id30" draw:layer="layout" svg:width="25.273cm" svg:height="14.917cm" svg:x="1.393cm" svg:y="4.895cm">
          <text:p text:style-name="P6"><text:span text:style-name="T56">public</text:span><text:span text:style-name="T49"> </text:span><text:span text:style-name="T56">class</text:span><text:span text:style-name="T49"> ApplicationIntegrationTest {</text:span></text:p>
          <text:p text:style-name="P6"><text:span text:style-name="T69"/></text:p>
          <text:p text:style-name="P6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6"><text:span text:style-name="T49"/></text:p>
          <text:p text:style-name="P6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6"><text:span text:style-name="T49"/></text:p>
          <text:p text:style-name="P6"><text:span text:style-name="T55"><text:s text:c="2"/></text:span><text:span text:style-name="T55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6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6"><text:span text:style-name="T74"><text:s text:c="6"/></text:span><text:span text:style-name="T74">"classpath:/test-application-configuration.xml"</text:span></text:p>
          <text:p text:style-name="P6"><text:span text:style-name="T49"><text:s text:c="4"/></text:span><text:span text:style-name="T49">);</text:span></text:p>
          <text:p text:style-name="P6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6"><text:span text:style-name="T49"><text:s text:c="2"/></text:span><text:span text:style-name="T49">}</text:span></text:p>
          <text:p text:style-name="P6"><text:span text:style-name="T49"/></text:p>
          <text:p text:style-name="P6"><text:span text:style-name="T55"><text:s text:c="2"/></text:span><text:span text:style-name="T55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6"><text:span text:style-name="T57"><text:s text:c="4"/></text:span><text:span text:style-name="T57">ctx</text:span><text:span text:style-name="T49">.close();</text:span></text:p>
          <text:p text:style-name="P6"><text:span text:style-name="T49"><text:s text:c="2"/></text:span><text:span text:style-name="T49">}</text:span></text:p>
          <text:p text:style-name="P6"><text:span text:style-name="T49"><text:s text:c="2"/></text:span><text:span text:style-name="T49">(...)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1" xml:id="id31" draw:id="id31" draw:layer="layout" svg:width="25.273cm" svg:height="7.551cm" svg:x="1.393cm" svg:y="4.795cm">
          <text:p text:style-name="P6"><text:span text:style-name="T58">@RunWith</text:span><text:span text:style-name="T59">(SpringJUnit4ClassRunner.</text:span><text:span text:style-name="T61">class</text:span><text:span text:style-name="T59">)</text:span></text:p>
          <text:p text:style-name="P6"><text:span text:style-name="T58">@ContextConfiguration</text:span><text:span text:style-name="T59">(</text:span></text:p>
          <text:p text:style-name="P6"><text:span text:style-name="T59"><text:s text:c="2"/></text:span><text:span text:style-name="T60">"classpath:/test-application-configuration-annotation.xml"</text:span></text:p>
          <text:p text:style-name="P6"><text:span text:style-name="T59">)</text:span></text:p>
          <text:p text:style-name="P6"><text:span text:style-name="T61">public</text:span><text:span text:style-name="T59"> </text:span><text:span text:style-name="T61">class</text:span><text:span text:style-name="T59"> ApplicationIntegrationTest {</text:span></text:p>
          <text:p text:style-name="P6"><text:span text:style-name="T65"/></text:p>
          <text:p text:style-name="P6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6"><text:span text:style-name="T59"><text:s text:c="2"/></text:span><text:span text:style-name="T59">(...)</text:span></text:p>
          <text:p text:style-name="P6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237cm" presentation:class="title">
          <draw:text-box>
            <text:p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36" text:id="id36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76">@Configuration</text:span></text:p>
          <text:p text:style-name="P6"><text:span text:style-name="T77">public</text:span><text:span text:style-name="T78"> </text:span><text:span text:style-name="T77">class</text:span><text:span text:style-name="T78"> ApplicationConfiguration {</text:span></text:p>
          <text:p text:style-name="P6"><text:span text:style-name="T78"/></text:p>
          <text:p text:style-name="P6"><text:span text:style-name="T79"><text:s text:c="2"/></text:span><text:span text:style-name="T76">@Bean</text:span><text:span text:style-name="T78"> </text:span><text:span text:style-name="T77">public</text:span><text:span text:style-name="T78"> DataSource dataSource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EmbeddedDatabaseBuilder()</text:span></text:p>
          <text:p text:style-name="P6"><text:span text:style-name="T78"><text:s text:c="6"/></text:span><text:span text:style-name="T78">.setType(EmbeddedDatabaseType.</text:span><text:span text:style-name="T80">H2</text:span><text:span text:style-name="T78">)</text:span></text:p>
          <text:p text:style-name="P6"><text:span text:style-name="T78"><text:s text:c="6"/></text:span><text:span text:style-name="T78">.addScript(</text:span><text:span text:style-name="T81">"classpath:/create-tables.sql"</text:span><text:span text:style-name="T78">)</text:span></text:p>
          <text:p text:style-name="P6"><text:span text:style-name="T78"><text:s text:c="6"/></text:span><text:span text:style-name="T78">.addScript(</text:span><text:span text:style-name="T81">"classpath:/insert-data.sql"</text:span><text:span text:style-name="T78">)</text:span></text:p>
          <text:p text:style-name="P6"><text:span text:style-name="T78"><text:s text:c="6"/></text:span><text:span text:style-name="T78">.build();</text:span></text:p>
          <text:p text:style-name="P6"><text:span text:style-name="T78"><text:s text:c="2"/></text:span><text:span text:style-name="T78">}</text:span></text:p>
          <text:p text:style-name="P6"><text:span text:style-name="T82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Repository userRepository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JdbcUserRepository(</text:span><text:span text:style-name="T83">dataSource()</text:span><text:span text:style-name="T78">);</text:span></text:p>
          <text:p text:style-name="P6"><text:span text:style-name="T78"><text:s text:c="2"/></text:span><text:span text:style-name="T78">}</text:span></text:p>
          <text:p text:style-name="P6"><text:span text:style-name="T78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Service userService() {</text:span></text:p>
          <text:p text:style-name="P6"><text:span text:style-name="T78"><text:s text:c="4"/></text:span><text:span text:style-name="T78">UserServiceImpl userService = </text:span><text:span text:style-name="T77">new</text:span><text:span text:style-name="T78"> UserServiceImpl();</text:span></text:p>
          <text:p text:style-name="P6"><text:span text:style-name="T78"><text:s text:c="4"/></text:span><text:span text:style-name="T78">userService.setDigest(</text:span><text:span text:style-name="T81">"sha-256"</text:span><text:span text:style-name="T78">);</text:span></text:p>
          <text:p text:style-name="P6"><text:span text:style-name="T78"><text:s text:c="4"/></text:span><text:span text:style-name="T78">userService.setUserRepository(userRepository());</text:span></text:p>
          <text:p text:style-name="P6"><text:span text:style-name="T78"><text:s text:c="4"/></text:span><text:span text:style-name="T83">userService.init();</text:span></text:p>
          <text:p text:style-name="P6"><text:span text:style-name="T77"><text:s text:c="4"/></text:span><text:span text:style-name="T77">return</text:span><text:span text:style-name="T78"> userService;</text:span></text:p>
          <text:p text:style-name="P6"><text:span text:style-name="T78"><text:s text:c="2"/></text:span><text:span text:style-name="T78">}</text:span></text:p>
          <text:p text:style-name="P6"><text:span text:style-name="T7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7" draw:id="id37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8" draw:id="id38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9" draw:id="id39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0" draw:id="id40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>Utiliser une implémentation dédiée</text:p>
                <text:list>
                  <text:list-item>
                    <text:p>AnnotationConfigApplicationContext</text:p>
                  </text:list-item>
                  <text:list-item>
                    <text:p>Prend en paramètres des classes @Configuration</text:p>
                  </text:list-item>
                  <text:list-item>
                    <text:p>0 XML</text:p>
                  </text:list-item>
                </text:list>
              </text:list-item>
              <text:list-item>
                <text:p>Utiliser le component scanning</text:p>
                <text:list>
                  <text:list-item>
                    <text:p>Les classes @Configuration sont aussi détectées</text:p>
                  </text:list-item>
                </text:list>
              </text:list-item>
              <text:list-item>
                <text:p>TestContext Framework</text:p>
              </text:list-item>
            </text:list>
          </draw:text-box>
        </draw:frame>
        <draw:custom-shape draw:style-name="gr4" draw:text-style-name="P10" draw:layer="layout" svg:width="25.273cm" svg:height="1.302cm" svg:x="1.392cm" svg:y="16.894cm">
          <text:p text:style-name="P6"><text:span text:style-name="T22">@ContextConfiguration</text:span><text:span text:style-name="T20">(classes={ApplicationConfiguration.</text:span><text:span text:style-name="T19">class</text:span><text:span text:style-name="T20">}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Plusieurs classes de configuration</text:p>
                <text:list>
                  <text:list-item>
                    <text:p>@Import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25.278cm" svg:height="3.248cm" svg:x="1.392cm" svg:y="8.69cm">
          <text:p><text:span text:style-name="T84">@Configuration</text:span></text:p>
          <text:p><text:span text:style-name="T85">@Import</text:span><text:span text:style-name="T86">({InfraConfiguration.</text:span><text:span text:style-name="T87">class</text:span><text:span text:style-name="T86">,ComponentConfiguration.</text:span><text:span text:style-name="T87">class</text:span><text:span text:style-name="T86">})</text:span></text:p>
          <text:p><text:span text:style-name="T88">public</text:span><text:span text:style-name="T89"> </text:span><text:span text:style-name="T88">class</text:span><text:span text:style-name="T89"> Application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jection de dépendances</text:p>
                <text:list>
                  <text:list-item>
                    <text:p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25.278cm" svg:height="10.476cm" svg:x="1.592cm" svg:y="9.69cm">
          <text:p><text:span text:style-name="T84">@Configuration</text:span></text:p>
          <text:p><text:span text:style-name="T87">public</text:span><text:span text:style-name="T89"> </text:span><text:span text:style-name="T87">class</text:span><text:span text:style-name="T89"> ComponentConfiguration {</text:span></text:p>
          <text:p><text:span text:style-name="T84"/></text:p>
          <text:p><text:span text:style-name="T89"><text:tab/></text:span><text:span text:style-name="T85">@Autowired</text:span><text:span text:style-name="T86"> DataSource </text:span><text:span text:style-name="T90">dataSource</text:span><text:span text:style-name="T86">;</text:span></text:p>
          <text:p><text:span text:style-name="T84"><text:tab/></text:span></text:p>
          <text:p><text:span text:style-name="T89"><text:tab/></text:span><text:span text:style-name="T91">@Bean</text:span><text:span text:style-name="T89"> </text:span><text:span text:style-name="T87">public</text:span><text:span text:style-name="T89"> UserRepository userRepository() {</text:span></text:p>
          <text:p><text:span text:style-name="T89"><text:tab/></text:span><text:span text:style-name="T89"><text:tab/></text:span><text:span text:style-name="T87">return</text:span><text:span text:style-name="T89"> </text:span><text:span text:style-name="T87">new</text:span><text:span text:style-name="T89"> JdbcUserRepository(</text:span><text:span text:style-name="T90">dataSource</text:span><text:span text:style-name="T89">);</text:span></text:p>
          <text:p><text:span text:style-name="T84"><text:tab/></text:span><text:span text:style-name="T84">}</text:span></text:p>
          <text:p><text:span text:style-name="T84"><text:tab/></text:span></text:p>
          <text:p><text:span text:style-name="T89"><text:tab/></text:span><text:span text:style-name="T91">@Bean</text:span><text:span text:style-name="T89"> </text:span><text:span text:style-name="T87">public</text:span><text:span text:style-name="T89"> UserService userService() {</text:span></text:p>
          <text:p><text:span text:style-name="T89"><text:s text:c="7"/></text:span><text:span text:style-name="T89">...</text:span></text:p>
          <text:p><text:span text:style-name="T84"><text:tab/></text:span><text:span text:style-name="T84">}</text:span></text:p>
          <text:p><text:span text:style-name="T84"><text:tab/></text:span></text:p>
          <text:p><text:span text:style-name="T8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Equivalent des namespaces</text:p>
                <text:list>
                  <text:list-item>
                    <text:p>Annotations @Enable*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8cm" svg:height="10.476cm" svg:x="1.592cm" svg:y="9.005cm">
          <text:p><text:span text:style-name="T79">@Configuration</text:span></text:p>
          <text:p><text:span text:style-name="T76">@EnableTransactionManagement</text:span></text:p>
          <text:p><text:span text:style-name="T92">public</text:span><text:span text:style-name="T93"> </text:span><text:span text:style-name="T92">class</text:span><text:span text:style-name="T93"> InfraConfiguration {</text:span></text:p>
          <text:p><text:span text:style-name="T79"><text:tab/></text:span></text:p>
          <text:p><text:span text:style-name="T93"><text:tab/></text:span><text:span text:style-name="T94">@Bean</text:span><text:span text:style-name="T93"> </text:span><text:span text:style-name="T92">public</text:span><text:span text:style-name="T93"> PlatformTransactionManager transactionManager() {</text:span></text:p>
          <text:p><text:span text:style-name="T93"><text:tab/></text:span><text:span text:style-name="T93"><text:tab/></text:span><text:span text:style-name="T92">return</text:span><text:span text:style-name="T93"> </text:span><text:span text:style-name="T92">new</text:span><text:span text:style-name="T93"> DataSourceTransactionManager(dataSource());</text:span></text:p>
          <text:p><text:span text:style-name="T79"><text:tab/></text:span><text:span text:style-name="T79">}</text:span></text:p>
          <text:p><text:span text:style-name="T79"/></text:p>
          <text:p><text:span text:style-name="T93"><text:tab/></text:span><text:span text:style-name="T94">@Bean</text:span><text:span text:style-name="T93"> </text:span><text:span text:style-name="T92">public</text:span><text:span text:style-name="T93"> DataSource dataSource() {</text:span></text:p>
          <text:p><text:span text:style-name="T93"><text:s text:c="6"/></text:span><text:span text:style-name="T93">...</text:span></text:p>
          <text:p><text:span text:style-name="T79"><text:tab/></text:span><text:span text:style-name="T79">}</text:span></text:p>
          <text:p><text:span text:style-name="T79"><text:tab/></text:span></text:p>
          <text:p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orientée objet</text:p>
              </text:list-item>
            </text:list>
          </draw:text-box>
        </draw:frame>
        <draw:custom-shape draw:style-name="gr4" draw:text-style-name="P15" draw:layer="layout" svg:width="25.278cm" svg:height="6.235cm" svg:x="1.592cm" svg:y="9.005cm">
          <text:p><text:span text:style-name="T79">@Configuration</text:span></text:p>
          <text:p><text:span text:style-name="T92">public</text:span><text:span text:style-name="T93"> </text:span><text:span text:style-name="T92">class</text:span><text:span text:style-name="T93"> SpringMvcConfiguration </text:span><text:span text:style-name="T92">extends</text:span><text:span text:style-name="T93"> </text:span><text:span text:style-name="T95">WebMvcConfigurationSupport</text:span><text:span text:style-name="T93"> {</text:span></text:p>
          <text:p><text:span text:style-name="T79"><text:tab/></text:span></text:p>
          <text:p><text:span text:style-name="T95"><text:tab/></text:span><text:span text:style-name="T96">@Override</text:span></text:p>
          <text:p><text:span text:style-name="T93"><text:tab/></text:span><text:span text:style-name="T92">protected</text:span><text:span text:style-name="T93"> </text:span><text:span text:style-name="T92">void</text:span><text:span text:style-name="T93"> addInterceptors(InterceptorRegistry </text:span><text:span text:style-name="T97">registry</text:span><text:span text:style-name="T93">) {</text:span></text:p>
          <text:p><text:span text:style-name="T93"><text:tab/></text:span><text:span text:style-name="T93"><text:tab/></text:span><text:span text:style-name="T97">registry</text:span><text:span text:style-name="T93">.addInterceptor(</text:span><text:span text:style-name="T92">new</text:span><text:span text:style-name="T93"> MyInterceptor());</text:span></text:p>
          <text:p><text:span text:style-name="T79"><text:tab/></text:span><text:span text:style-name="T79">}</text:span></text:p>
          <text:p><text:span text:style-name="T79"><text:tab/></text:span></text:p>
          <text:p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custom-shape draw:style-name="gr6" draw:text-style-name="P16" xml:id="id45" draw:id="id45" draw:layer="layout" svg:width="13.905cm" svg:height="4.826cm" svg:x="8.733cm" svg:y="12.946cm">
          <text:p text:style-name="P1"><text:span text:style-name="T98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17" xml:id="id41" draw:id="id41" draw:layer="layout" svg:width="7.047cm" svg:height="2.26cm" svg:x="14.859cm" svg:y="14.154cm">
          <text:p text:style-name="P1"><text:span text:style-name="T99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xml:id="id42" draw:id="id42" draw:layer="layout" svg:width="7.047cm" svg:height="2.26cm" svg:x="14.802cm" svg:y="8.854cm">
          <text:p text:style-name="P1"><text:span text:style-name="T99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xml:id="id44" draw:id="id44" draw:layer="layout" svg:width="3.745cm" svg:height="2.26cm" svg:x="9.576cm" svg:y="14.162cm">
          <text:p text:style-name="P1"><text:span text:style-name="T99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47" draw:id="id47" draw:layer="layout" svg:width="4.209cm" svg:height="0cm" svg:x="5.366cm" svg:y="14.67cm" svg:viewBox="0 0 4210 0" draw:points="0,0 4210,0">
          <text:p/>
        </draw:polyline>
        <draw:polyline draw:style-name="gr9" draw:text-style-name="P1" xml:id="id48" draw:id="id48" draw:layer="layout" svg:width="1.553cm" svg:height="0cm" svg:x="13.321cm" svg:y="14.62cm" svg:viewBox="0 0 1554 0" draw:points="0,0 1554,0">
          <text:p/>
        </draw:polyline>
        <draw:polyline draw:style-name="gr9" draw:text-style-name="P1" xml:id="id49" draw:id="id49" draw:layer="layout" svg:width="1.537cm" svg:height="0cm" svg:x="13.321cm" svg:y="15.94cm" svg:viewBox="0 0 1538 0" draw:points="1538,0 0,0">
          <text:p/>
        </draw:polyline>
        <draw:polyline draw:style-name="gr9" draw:text-style-name="P1" xml:id="id50" draw:id="id50" draw:layer="layout" svg:width="4.209cm" svg:height="0cm" svg:x="5.366cm" svg:y="15.94cm" svg:viewBox="0 0 4210 0" draw:points="4210,0 0,0">
          <text:p/>
        </draw:polyline>
        <draw:polyline draw:style-name="gr10" draw:text-style-name="P1" xml:id="id43" draw:id="id43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46" draw:id="id46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6"><text:span text:style-name="T11">final</text:span><text:span text:style-name="T100"> HelloService targetService = </text:span><text:span text:style-name="T11">new</text:span><text:span text:style-name="T100"> DefaultHelloService();</text:span></text:p>
          <text:p text:style-name="P6"><text:span text:style-name="T100"/></text:p>
          <text:p text:style-name="P6"><text:span text:style-name="T100">InvocationHandler handler = </text:span><text:span text:style-name="T11">new</text:span><text:span text:style-name="T100"> InvocationHandler() {</text:span></text:p>
          <text:p text:style-name="P6"><text:span text:style-name="T100"/></text:p>
          <text:p text:style-name="P6"><text:span text:style-name="T101"><text:s text:c="2"/></text:span><text:span text:style-name="T101">@Override</text:span></text:p>
          <text:p text:style-name="P6"><text:span text:style-name="T11"><text:s text:c="2"/></text:span><text:span text:style-name="T11">public</text:span><text:span text:style-name="T100"> Object invoke(Object proxy, Method method, Object[] args) </text:span></text:p>
          <text:p text:style-name="P6"><text:span text:style-name="T102"><text:s text:c="16"/></text:span><text:span text:style-name="T11">throws</text:span><text:span text:style-name="T100"> Throwable {</text:span></text:p>
          <text:p text:style-name="P6"><text:span text:style-name="T100"><text:s text:c="4"/></text:span><text:span text:style-name="T100">Object res = method.invoke(targetService, args);</text:span></text:p>
          <text:p text:style-name="P6"><text:span text:style-name="T11"><text:s text:c="4"/></text:span><text:span text:style-name="T11">return</text:span><text:span text:style-name="T100"> res;</text:span></text:p>
          <text:p text:style-name="P6"><text:span text:style-name="T100"><text:s text:c="2"/></text:span><text:span text:style-name="T100">}</text:span></text:p>
          <text:p text:style-name="P6"><text:span text:style-name="T100">};</text:span></text:p>
          <text:p text:style-name="P6"><text:span text:style-name="T100">HelloService decoratedHelloService = (HelloService) Proxy.</text:span><text:span text:style-name="T103">newProxyInstance</text:span><text:span text:style-name="T100">(</text:span></text:p>
          <text:p text:style-name="P6"><text:span text:style-name="T100"><text:s text:c="2"/></text:span><text:span text:style-name="T100">getClass().getClassLoader(),</text:span></text:p>
          <text:p text:style-name="P6"><text:span text:style-name="T11"><text:s text:c="2"/></text:span><text:span text:style-name="T11">new</text:span><text:span text:style-name="T100"> Class&lt;?&gt;[]{HelloService.</text:span><text:span text:style-name="T11">class</text:span><text:span text:style-name="T100">},</text:span><text:span text:style-name="T100"><text:tab/></text:span></text:p>
          <text:p text:style-name="P6"><text:span text:style-name="T100"><text:s text:c="2"/></text:span><text:span text:style-name="T100">handler</text:span></text:p>
          <text:p text:style-name="P6"><text:span text:style-name="T100">);</text:span></text:p>
          <text:p text:style-name="P6"><text:span text:style-name="T100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6"><text:span text:style-name="T104">@Aspect</text:span></text:p>
          <text:p text:style-name="P6"><text:span text:style-name="T11">public</text:span><text:span text:style-name="T100"> </text:span><text:span text:style-name="T11">class</text:span><text:span text:style-name="T100"> LogAspect {</text:span></text:p>
          <text:p text:style-name="P6"><text:span text:style-name="T105"/></text:p>
          <text:p text:style-name="P6"><text:span text:style-name="T11"><text:s text:c="2"/></text:span><text:span text:style-name="T13">(...)</text:span></text:p>
          <text:p text:style-name="P6"><text:span text:style-name="T100"/></text:p>
          <text:p text:style-name="P6"><text:span text:style-name="T101"><text:s text:c="2"/></text:span><text:span text:style-name="T104">@Around</text:span><text:span text:style-name="T102">(</text:span><text:span text:style-name="T106">"execution(* com.zenika.business.*.*(..))"</text:span><text:span text:style-name="T102">)</text:span></text:p>
          <text:p text:style-name="P6"><text:span text:style-name="T11"><text:s text:c="2"/></text:span><text:span text:style-name="T11">public</text:span><text:span text:style-name="T100"> Object log(ProceedingJoinPoint jp) </text:span><text:span text:style-name="T11">throws</text:span><text:span text:style-name="T100"> Throwable {</text:span></text:p>
          <text:p text:style-name="P6"><text:span text:style-name="T107"><text:s text:c="4"/></text:span><text:span text:style-name="T107">LOGGER</text:span><text:span text:style-name="T100">.info(</text:span><text:span text:style-name="T108">"Appel à {}"</text:span><text:span text:style-name="T100">,jp.getSignature().toShortString());</text:span></text:p>
          <text:p text:style-name="P6"><text:span text:style-name="T100"><text:s text:c="4"/></text:span><text:span text:style-name="T100">Object res = jp.proceed();</text:span></text:p>
          <text:p text:style-name="P6"><text:span text:style-name="T107"><text:s text:c="4"/></text:span><text:span text:style-name="T107">LOGGER</text:span><text:span text:style-name="T100">.info(</text:span><text:span text:style-name="T108">"Fin de l'appel"</text:span><text:span text:style-name="T100">);</text:span></text:p>
          <text:p text:style-name="P6"><text:span text:style-name="T11"><text:s text:c="4"/></text:span><text:span text:style-name="T11">return</text:span><text:span text:style-name="T100"> res;</text:span></text:p>
          <text:p text:style-name="P6"><text:span text:style-name="T100"><text:s text:c="2"/></text:span><text:span text:style-name="T100">}</text:span></text:p>
          <text:p text:style-name="P6"><text:span text:style-name="T100"/></text:p>
          <text:p text:style-name="P6"><text:span text:style-name="T10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51" draw:id="id51" draw:layer="layout" svg:width="6.607cm" svg:height="2.032cm" svg:x="5.334cm" svg:y="4.572cm">
          <text:p text:style-name="P1">Identifie la classe comme un <text:span text:style-name="T109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2" draw:id="id52" draw:layer="layout" svg:width="6.607cm" svg:height="2.54cm" svg:x="13.462cm" svg:y="4.318cm">
          <text:p text:style-name="P1">Type d'<text:span text:style-name="T109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3" draw:id="id53" draw:layer="layout" svg:width="6.607cm" svg:height="2.032cm" svg:x="20.574cm" svg:y="4.826cm">
          <text:p text:style-name="P1">Expression de <text:span text:style-name="T109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6" draw:id="id56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4" draw:id="id54" draw:layer="layout" svg:width="6.604cm" svg:height="2.54cm" svg:x="9.144cm" svg:y="17.78cm">
          <text:p text:style-name="P1">La méthode de l'<text:span text:style-name="T109">aspect</text:span> est l'<text:span text:style-name="T109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1" draw:text-style-name="P1" xml:id="id55" draw:id="id55" draw:layer="layout" svg:width="0cm" svg:height="2.031cm" svg:x="2.286cm" svg:y="12.192cm" svg:viewBox="0 0 0 2032" draw:points="0,0 0,20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2" xml:id="id57" draw:id="id57" draw:layer="layout" svg:width="25.595cm" svg:height="4.62cm" svg:x="1.075cm" svg:y="7.318cm">
          <text:p text:style-name="P6"><text:span text:style-name="T110">&lt;</text:span><text:span text:style-name="T111">bean</text:span><text:span text:style-name="T112"> </text:span><text:span text:style-name="T113">id</text:span><text:span text:style-name="T114">=</text:span><text:span text:style-name="T115">"logAspect"</text:span><text:span text:style-name="T112"> </text:span><text:span text:style-name="T113">class</text:span><text:span text:style-name="T114">=</text:span><text:span text:style-name="T115">"com.zenika.aop.LogAspect"</text:span><text:span text:style-name="T112"> </text:span><text:span text:style-name="T110">/&gt;</text:span></text:p>
          <text:p text:style-name="P6"><text:span text:style-name="T114"/></text:p>
          <text:p text:style-name="P6"><text:span text:style-name="T110">&lt;</text:span><text:span text:style-name="T111">aop:aspectj-autoproxy</text:span><text:span text:style-name="T110">&gt;</text:span></text:p>
          <text:p text:style-name="P6"><text:span text:style-name="T110"><text:s text:c="2"/></text:span><text:span text:style-name="T110">&lt;</text:span><text:span text:style-name="T111">aop:include</text:span><text:span text:style-name="T112"> </text:span><text:span text:style-name="T113">name</text:span><text:span text:style-name="T114">=</text:span><text:span text:style-name="T115">"logAspect"</text:span><text:span text:style-name="T110">/&gt;</text:span></text:p>
          <text:p text:style-name="P6"><text:span text:style-name="T110">&lt;/</text:span><text:span text:style-name="T111">aop:aspectj-autoproxy</text:span><text:span text:style-name="T110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58" draw:id="id58" draw:layer="layout" svg:width="23.056cm" svg:height="9.617cm" svg:x="1.074cm" svg:y="8.417cm">
          <text:p text:style-name="P6"><text:span text:style-name="T116">@Transactional</text:span></text:p>
          <text:p text:style-name="P6"><text:span text:style-name="T117">public</text:span><text:span text:style-name="T118"> </text:span><text:span text:style-name="T117">class</text:span><text:span text:style-name="T118"> UserServiceImpl </text:span><text:span text:style-name="T117">implements</text:span><text:span text:style-name="T118"> UserService {</text:span></text:p>
          <text:p text:style-name="P6"><text:span text:style-name="T119"/></text:p>
          <text:p text:style-name="P6"><text:span text:style-name="T117"><text:s text:c="2"/></text:span><text:span text:style-name="T117">public</text:span><text:span text:style-name="T118"> User create(String login, String password) {</text:span></text:p>
          <text:p text:style-name="P6"><text:span text:style-name="T118"><text:s text:c="4"/></text:span><text:span text:style-name="T118">(...)</text:span></text:p>
          <text:p text:style-name="P6"><text:span text:style-name="T118"><text:s text:c="2"/></text:span><text:span text:style-name="T118">}</text:span></text:p>
          <text:p text:style-name="P6"><text:span text:style-name="T118"/></text:p>
          <text:p text:style-name="P6"><text:span text:style-name="T120"><text:s text:c="2"/></text:span><text:span text:style-name="T116">@Transactional</text:span><text:span text:style-name="T121">(readOnly=</text:span><text:span text:style-name="T117">true</text:span><text:span text:style-name="T121">)</text:span></text:p>
          <text:p text:style-name="P6"><text:span text:style-name="T117"><text:s text:c="2"/></text:span><text:span text:style-name="T117">public</text:span><text:span text:style-name="T118"> User authenticate(String login, String password) {</text:span></text:p>
          <text:p text:style-name="P6"><text:span text:style-name="T118"><text:s text:c="4"/></text:span><text:span text:style-name="T118">(...)</text:span></text:p>
          <text:p text:style-name="P6"><text:span text:style-name="T118"><text:s text:c="2"/></text:span><text:span text:style-name="T118">}</text:span></text:p>
          <text:p text:style-name="P6"><text:span text:style-name="T118"/></text:p>
          <text:p text:style-name="P6"><text:span text:style-name="T11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9" draw:id="id59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0" draw:id="id60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1" draw:id="id61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6"><text:span text:style-name="T122">&lt;</text:span><text:span text:style-name="T123">bean</text:span><text:span text:style-name="T124"> </text:span><text:span text:style-name="T125">id</text:span><text:span text:style-name="T126">=</text:span><text:span text:style-name="T127">"txManager"</text:span><text:span text:style-name="T124"> </text:span></text:p>
          <text:p text:style-name="P6"><text:span text:style-name="T124"><text:s text:c="6"/></text:span><text:span text:style-name="T125">class</text:span><text:span text:style-name="T126">=</text:span><text:span text:style-name="T127">"o.s.jdbc.datasource.DataSourceTransactionManager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24"> </text:span><text:span text:style-name="T125">name</text:span><text:span text:style-name="T126">=</text:span><text:span text:style-name="T127">"dataSource"</text:span><text:span text:style-name="T124"> </text:span><text:span text:style-name="T125">ref</text:span><text:span text:style-name="T126">=</text:span><text:span text:style-name="T127">"dataSource"</text:span><text:span text:style-name="T124"> </text:span><text:span text:style-name="T122">/&gt;</text:span></text:p>
          <text:p text:style-name="P6"><text:span text:style-name="T122">&lt;/</text:span><text:span text:style-name="T123">bean</text:span><text:span text:style-name="T122">&gt;</text:span></text:p>
          <text:p text:style-name="P6"><text:span text:style-name="T124"/></text:p>
          <text:p text:style-name="P6"><text:span text:style-name="T122">&lt;</text:span><text:span text:style-name="T123">tx:annotation-driven</text:span><text:span text:style-name="T124"> </text:span><text:span text:style-name="T125">transaction-manager</text:span><text:span text:style-name="T126">=</text:span><text:span text:style-name="T127">"txManager"</text:span><text:span text:style-name="T124"> </text:span><text:span text:style-name="T122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6"><text:span text:style-name="T122">&lt;</text:span><text:span text:style-name="T123">bean</text:span><text:span text:style-name="T124"> </text:span><text:span text:style-name="T125">id</text:span><text:span text:style-name="T126">=</text:span><text:span text:style-name="T127">"transactionManager"</text:span><text:span text:style-name="T124"> </text:span></text:p>
          <text:p text:style-name="P6"><text:span text:style-name="T124"><text:s text:c="6"/></text:span><text:span text:style-name="T125">class</text:span><text:span text:style-name="T126">=</text:span><text:span text:style-name="T127">"o.s.jdbc.datasource.DataSourceTransactionManager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24"> </text:span><text:span text:style-name="T125">name</text:span><text:span text:style-name="T126">=</text:span><text:span text:style-name="T127">"dataSource"</text:span><text:span text:style-name="T124"> </text:span><text:span text:style-name="T125">ref</text:span><text:span text:style-name="T126">=</text:span><text:span text:style-name="T127">"dataSource"</text:span><text:span text:style-name="T124"> </text:span><text:span text:style-name="T122">/&gt;</text:span></text:p>
          <text:p text:style-name="P6"><text:span text:style-name="T122">&lt;/</text:span><text:span text:style-name="T123">bean</text:span><text:span text:style-name="T122">&gt;</text:span></text:p>
          <text:p text:style-name="P6"><text:span text:style-name="T124"/></text:p>
          <text:p text:style-name="P6"><text:span text:style-name="T122">&lt;</text:span><text:span text:style-name="T123">tx:annotation-driven</text:span><text:span text:style-name="T124"> </text:span><text:span text:style-name="T122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8cm" svg:height="9.029cm" svg:x="1.392cm" svg:y="10.105cm">
          <text:p><text:span text:style-name="T79">@Configuration</text:span></text:p>
          <text:p><text:span text:style-name="T76">@EnableTransactionManagement</text:span></text:p>
          <text:p><text:span text:style-name="T92">public</text:span><text:span text:style-name="T93"> </text:span><text:span text:style-name="T92">class</text:span><text:span text:style-name="T93"> InfraConfiguration {</text:span></text:p>
          <text:p><text:span text:style-name="T79"><text:tab/></text:span></text:p>
          <text:p><text:span text:style-name="T93"><text:tab/></text:span><text:span text:style-name="T94">@Bean</text:span><text:span text:style-name="T93"> </text:span><text:span text:style-name="T92">public</text:span><text:span text:style-name="T93"> PlatformTransactionManager transactionManager() {</text:span></text:p>
          <text:p><text:span text:style-name="T93"><text:tab/></text:span><text:span text:style-name="T93"><text:tab/></text:span><text:span text:style-name="T92">return</text:span><text:span text:style-name="T93"> </text:span><text:span text:style-name="T92">new</text:span><text:span text:style-name="T93"> DataSourceTransactionManager(dataSource());</text:span></text:p>
          <text:p><text:span text:style-name="T79"><text:tab/></text:span><text:span text:style-name="T79">}</text:span></text:p>
          <text:p><text:span text:style-name="T79"/></text:p>
          <text:p><text:span text:style-name="T93"><text:tab/></text:span><text:span text:style-name="T94">@Bean</text:span><text:span text:style-name="T93"> </text:span><text:span text:style-name="T92">public</text:span><text:span text:style-name="T93"> DataSource dataSource() {</text:span></text:p>
          <text:p><text:span text:style-name="T93"><text:s text:c="6"/></text:span><text:span text:style-name="T93">...</text:span></text:p>
          <text:p><text:span text:style-name="T79"><text:tab/></text:span><text:span text:style-name="T79">}</text:span></text:p>
          <text:p><text:span text:style-name="T79"><text:tab/></text:span></text:p>
          <text:p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  <text:list-item>
                <text:p>Attention aux classes de support utilisées</text:p>
                <text:list>
                  <text:list-item>
                    <text:p>*.hibernate3.* pour Hibernate 3</text:p>
                  </text:list-item>
                  <text:list-item>
                    <text:p>*.hibernate4.* pour Hibernat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6"><text:span text:style-name="T117">public</text:span><text:span text:style-name="T124"> </text:span><text:span text:style-name="T117">class</text:span><text:span text:style-name="T124"> HibernateUserRepository </text:span><text:span text:style-name="T117">implements</text:span><text:span text:style-name="T124"> UserRepository {</text:span></text:p>
          <text:p text:style-name="P6"><text:span text:style-name="T124"/></text:p>
          <text:p text:style-name="P6"><text:span text:style-name="T117"><text:s text:c="2"/></text:span><text:span text:style-name="T117">private</text:span><text:span text:style-name="T124"> </text:span><text:span text:style-name="T117">final</text:span><text:span text:style-name="T124"> SessionFactory </text:span><text:span text:style-name="T128">sessionFactory</text:span><text:span text:style-name="T124">;</text:span></text:p>
          <text:p text:style-name="P6"><text:span text:style-name="T124"/></text:p>
          <text:p text:style-name="P6"><text:span text:style-name="T117"><text:s text:c="2"/></text:span><text:span text:style-name="T117">public</text:span><text:span text:style-name="T121"> HibernateUserRepository(SessionFactory sessionFactory) {</text:span></text:p>
          <text:p text:style-name="P6"><text:span text:style-name="T117"><text:s text:c="4"/></text:span><text:span text:style-name="T117">this</text:span><text:span text:style-name="T121">.</text:span><text:span text:style-name="T129">sessionFactory</text:span><text:span text:style-name="T121"> = sessionFactory;</text:span></text:p>
          <text:p text:style-name="P6"><text:span text:style-name="T130"><text:s text:c="2"/></text:span><text:span text:style-name="T130">}</text:span></text:p>
          <text:p text:style-name="P6"><text:span text:style-name="T131"/></text:p>
          <text:p text:style-name="P6"><text:span text:style-name="T124"><text:s text:c="2"/></text:span><text:span text:style-name="T117">public</text:span><text:span text:style-name="T124"> User getByLogin(String login) {</text:span></text:p>
          <text:p text:style-name="P6"><text:span text:style-name="T117"><text:s text:c="4"/></text:span><text:span text:style-name="T117">return</text:span><text:span text:style-name="T124"> (User) </text:span><text:span text:style-name="T128">sessionFactory</text:span><text:span text:style-name="T124">.</text:span><text:span text:style-name="T121">getCurrentSession()</text:span></text:p>
          <text:p text:style-name="P6"><text:span text:style-name="T124"><text:s text:c="6"/></text:span><text:span text:style-name="T124">.createCriteria(User.</text:span><text:span text:style-name="T117">class</text:span><text:span text:style-name="T124">)</text:span></text:p>
          <text:p text:style-name="P6"><text:span text:style-name="T124"><text:s text:c="6"/></text:span><text:span text:style-name="T124">.add(Restrictions.</text:span><text:span text:style-name="T132">eq</text:span><text:span text:style-name="T124">(</text:span><text:span text:style-name="T133">"login"</text:span><text:span text:style-name="T124">, login))</text:span></text:p>
          <text:p text:style-name="P6"><text:span text:style-name="T124"><text:s text:c="4"/></text:span><text:span text:style-name="T124">.uniqueResult();</text:span></text:p>
          <text:p text:style-name="P6"><text:span text:style-name="T124"><text:s text:c="2"/></text:span><text:span text:style-name="T124">}</text:span></text:p>
          <text:p text:style-name="P6"><text:span text:style-name="T12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2" draw:id="id62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10" draw:layer="layout" svg:width="25.753cm" svg:height="10.668cm" svg:x="1.125cm" svg:y="5.412cm">
          <text:p text:style-name="P6"><text:span text:style-name="T122">&lt;</text:span><text:span text:style-name="T123">bean</text:span><text:span text:style-name="T134"> </text:span><text:span text:style-name="T125">id</text:span><text:span text:style-name="T126">=</text:span><text:span text:style-name="T127">"sessionFactory"</text:span><text:span text:style-name="T134"> </text:span></text:p>
          <text:p text:style-name="P6"><text:span text:style-name="T125"><text:s text:c="6"/></text:span><text:span text:style-name="T125">class</text:span><text:span text:style-name="T126">=</text:span><text:span text:style-name="T127">"o.s.o.hibernate4.a.AnnotationSessionFactoryBean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dataSource"</text:span><text:span text:style-name="T134"> </text:span><text:span text:style-name="T125">ref</text:span><text:span text:style-name="T126">=</text:span><text:span text:style-name="T127">"dataSource"</text:span><text:span text:style-name="T134"> </text:span><text:span text:style-name="T122">/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annotatedClasses"</text:span><text:span text:style-name="T122">&gt;</text:span></text:p>
          <text:p text:style-name="P6"><text:span text:style-name="T122"><text:s text:c="4"/></text:span><text:span text:style-name="T122">&lt;</text:span><text:span text:style-name="T123">list</text:span><text:span text:style-name="T122">&gt;</text:span></text:p>
          <text:p text:style-name="P6"><text:span text:style-name="T122"><text:s text:c="6"/></text:span><text:span text:style-name="T122">&lt;</text:span><text:span text:style-name="T123">value</text:span><text:span text:style-name="T122">&gt;</text:span><text:span text:style-name="T126">com.zenika.domain.User</text:span><text:span text:style-name="T122">&lt;/</text:span><text:span text:style-name="T123">value</text:span><text:span text:style-name="T122">&gt;</text:span></text:p>
          <text:p text:style-name="P6"><text:span text:style-name="T122"><text:s text:c="4"/></text:span><text:span text:style-name="T122">&lt;/</text:span><text:span text:style-name="T123">list</text:span><text:span text:style-name="T122">&gt;</text:span></text:p>
          <text:p text:style-name="P6"><text:span text:style-name="T122"><text:s text:c="2"/></text:span><text:span text:style-name="T122">&lt;/</text:span><text:span text:style-name="T123">property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hibernateProperties"</text:span><text:span text:style-name="T122">&gt;</text:span></text:p>
          <text:p text:style-name="P6"><text:span text:style-name="T122"><text:s text:c="4"/></text:span><text:span text:style-name="T122">&lt;</text:span><text:span text:style-name="T123">value</text:span><text:span text:style-name="T122">&gt;</text:span></text:p>
          <text:p text:style-name="P6"><text:span text:style-name="T126"><text:s text:c="4"/></text:span><text:span text:style-name="T126">show_sql=true</text:span></text:p>
          <text:p text:style-name="P6"><text:span text:style-name="T122"><text:s text:c="4"/></text:span><text:span text:style-name="T122">&lt;/</text:span><text:span text:style-name="T123">value</text:span><text:span text:style-name="T122">&gt;</text:span></text:p>
          <text:p text:style-name="P6"><text:span text:style-name="T122"><text:s text:c="2"/></text:span><text:span text:style-name="T122">&lt;/</text:span><text:span text:style-name="T123">property</text:span><text:span text:style-name="T122">&gt;</text:span></text:p>
          <text:p text:style-name="P6"><text:span text:style-name="T122">&lt;/</text:span><text:span text:style-name="T123">bean</text:span><text:span text:style-name="T122">&gt;</text:span></text:p>
          <text:p text:style-name="P6"><text:span text:style-name="T13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xml:id="id63" draw:id="id63" draw:layer="layout" svg:width="9.144cm" svg:height="3.556cm" svg:x="18.456cm" svg:y="15.348cm">
          <text:p text:style-name="P1"><text:span text:style-name="T136">Lister les classes une par une ou utiliser “packagesToScan” pour détecter les classes @Entity</text:span></text:p>
          <draw:enhanced-geometry svg:viewBox="0 0 21600 21600" draw:mirror-horizontal="false" draw:type="line-callout-2" draw:modifiers="-973.121924548934 -35651.8414394152 5208.09185347184 -33483.9471464717 -592.848551120831 3364.18330053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64" text:id="id64">Les DAO doivent être appelés avec une transaction active</text:p>
              </text:list-item>
              <text:list-item>
                <text:p xml:id="id65" text:id="id65">Toujours le cas en production</text:p>
                <text:list>
                  <text:list-item>
                    <text:p xml:id="id66" text:id="id66">Services transactionnels appelant un DAO</text:p>
                  </text:list-item>
                </text:list>
              </text:list-item>
              <text:list-item>
                <text:p xml:id="id67" text:id="id67">Configuration de transaction explicite pour les tests</text:p>
              </text:list-item>
            </text:list>
          </draw:text-box>
        </draw:frame>
        <draw:custom-shape draw:style-name="gr4" draw:text-style-name="P10" draw:layer="layout" svg:width="25.753cm" svg:height="3.316cm" svg:x="1.225cm" svg:y="5.112cm">
          <text:p text:style-name="P6"><text:span text:style-name="T122">&lt;</text:span><text:span text:style-name="T123">bean</text:span><text:span text:style-name="T134"> </text:span><text:span text:style-name="T125">id</text:span><text:span text:style-name="T126">=</text:span><text:span text:style-name="T127">"transactionManager"</text:span><text:span text:style-name="T134"> </text:span></text:p>
          <text:p text:style-name="P6"><text:span text:style-name="T125"><text:s text:c="6"/></text:span><text:span text:style-name="T125">class</text:span><text:span text:style-name="T126">=</text:span><text:span text:style-name="T127">"o.s.o.hibernate4.HibernateTransactionManager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sessionFactory"</text:span><text:span text:style-name="T134"> </text:span><text:span text:style-name="T125">ref</text:span><text:span text:style-name="T126">=</text:span><text:span text:style-name="T127">"sessionFactory"</text:span><text:span text:style-name="T134"> </text:span><text:span text:style-name="T122">/&gt;</text:span></text:p>
          <text:p text:style-name="P6"><text:span text:style-name="T122">&lt;/</text:span><text:span text:style-name="T123">bean</text:span><text:span text:style-name="T12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68" text:id="id68"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19" draw:layer="layout" svg:width="25.753cm" svg:height="4.159cm" svg:x="1.205cm" svg:y="14.687cm">
          <text:p><text:span text:style-name="T137">@Repository</text:span></text:p>
          <text:p><text:span text:style-name="T138">public</text:span><text:span text:style-name="T139"> </text:span><text:span text:style-name="T138">class</text:span><text:span text:style-name="T139"> HibernateUserRepository </text:span><text:span text:style-name="T138">implements</text:span><text:span text:style-name="T139"> UserRepository {</text:span></text:p>
          <text:p><text:span text:style-name="T139"><text:s text:c="2"/></text:span><text:span text:style-name="T139">...</text:span></text:p>
          <text:p><text:span text:style-name="T139">}</text:span></text:p>
          <text:p><text:span text:style-name="T139"/></text:p>
          <text:p><text:span text:style-name="T140">&lt;</text:span><text:span text:style-name="T141">bean</text:span><text:span text:style-name="T142"> </text:span><text:span text:style-name="T143">class</text:span><text:span text:style-name="T144">=</text:span><text:span text:style-name="T145">"o.s.dao.annotation.PersistenceExceptionTranslationPostProcessor"</text:span><text:span text:style-name="T146"> </text:span><text:span text:style-name="T147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PA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JPA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u EntityManagerFactory</text:p>
                  </text:list-item>
                  <text:list-item>
                    <text:p>Configuration du JpaTransactionManager</text:p>
                  </text:list-item>
                  <text:list-item>
                    <text:p>Injection du EntityManager dans les D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2.119cm" svg:x="0.915cm" svg:y="7.082cm">
          <text:p><text:span text:style-name="T124">@Repository</text:span></text:p>
          <text:p><text:span text:style-name="T148">public</text:span><text:span text:style-name="T149"> </text:span><text:span text:style-name="T148">class</text:span><text:span text:style-name="T149"> JpaUserRepository </text:span><text:span text:style-name="T148">implements</text:span><text:span text:style-name="T149"> UserRepository {</text:span></text:p>
          <text:p><text:span text:style-name="T124"><text:tab/></text:span></text:p>
          <text:p><text:span text:style-name="T149"><text:tab/></text:span><text:span text:style-name="T150">@PersistenceContext</text:span></text:p>
          <text:p><text:span text:style-name="T149"><text:tab/></text:span><text:span text:style-name="T148">private</text:span><text:span text:style-name="T149"> EntityManager </text:span><text:span text:style-name="T151">entityManager</text:span><text:span text:style-name="T149">; </text:span><text:span text:style-name="T124"><text:tab/></text:span></text:p>
          <text:p><text:span text:style-name="T124"/></text:p>
          <text:p><text:span text:style-name="T149"><text:tab/></text:span><text:span text:style-name="T150">@Override</text:span></text:p>
          <text:p><text:span text:style-name="T149"><text:tab/></text:span><text:span text:style-name="T148">public</text:span><text:span text:style-name="T149"> User getByLogin(String </text:span><text:span text:style-name="T152">login</text:span><text:span text:style-name="T149">) {</text:span></text:p>
          <text:p><text:span text:style-name="T149"><text:tab/></text:span><text:span text:style-name="T149"><text:tab/></text:span><text:span text:style-name="T148">return</text:span><text:span text:style-name="T149"> </text:span><text:span text:style-name="T151">entityManager</text:span><text:span text:style-name="T149">.createQuery(</text:span></text:p>
          <text:p><text:span text:style-name="T149"><text:s text:c="17"/></text:span><text:span text:style-name="T153">"select u from User u where login = :login"</text:span><text:span text:style-name="T149">, </text:span></text:p>
          <text:p><text:span text:style-name="T149"><text:s text:c="17"/></text:span><text:span text:style-name="T149">User.</text:span><text:span text:style-name="T148">class</text:span><text:span text:style-name="T149">)</text:span></text:p>
          <text:p><text:span text:style-name="T149"><text:tab/></text:span><text:span text:style-name="T149"><text:tab/></text:span><text:span text:style-name="T149"><text:tab/></text:span><text:span text:style-name="T149"><text:tab/></text:span><text:span text:style-name="T149">.setParameter(</text:span><text:span text:style-name="T153">"login"</text:span><text:span text:style-name="T149">, </text:span><text:span text:style-name="T152">login</text:span><text:span text:style-name="T149">)</text:span></text:p>
          <text:p><text:span text:style-name="T124"><text:tab/></text:span><text:span text:style-name="T124"><text:tab/></text:span><text:span text:style-name="T124"><text:tab/></text:span><text:span text:style-name="T124"><text:tab/></text:span><text:span text:style-name="T124">.getSingleResult();</text:span></text:p>
          <text:p><text:span text:style-name="T124"><text:tab/></text:span><text:span text:style-name="T124">}</text:span></text:p>
          <text:p><text:span text:style-name="T124"/></text:p>
          <text:p><text:span text:style-name="T12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ntityManagerFactory</text:p>
          </draw:text-box>
        </draw:frame>
        <draw:custom-shape draw:style-name="gr4" draw:text-style-name="P10" draw:layer="layout" svg:width="25.753cm" svg:height="14.419cm" svg:x="1.125cm" svg:y="5.412cm">
          <text:p><text:span text:style-name="T154">&lt;</text:span><text:span text:style-name="T155">bean</text:span><text:span text:style-name="T131"> </text:span><text:span text:style-name="T156">id</text:span><text:span text:style-name="T157">=</text:span><text:span text:style-name="T158">"entityManagerFactory"</text:span></text:p>
          <text:p><text:span text:style-name="T131"><text:s text:c="6"/></text:span><text:span text:style-name="T156">class</text:span><text:span text:style-name="T157">=</text:span><text:span text:style-name="T158">"o.s.orm.jpa.LocalContainerEntityManagerFactoryBean"</text:span><text:span text:style-name="T154">&gt;</text:span></text:p>
          <text:p><text:span text:style-name="T157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dataSource"</text:span><text:span text:style-name="T131"> </text:span><text:span text:style-name="T156">ref</text:span><text:span text:style-name="T157">=</text:span><text:span text:style-name="T158">"dataSource"</text:span><text:span text:style-name="T131"> </text:span><text:span text:style-name="T154">/&gt;</text:span></text:p>
          <text:p><text:span text:style-name="T154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packagesToScan"</text:span><text:span text:style-name="T131"> </text:span><text:span text:style-name="T156">value</text:span><text:span text:style-name="T157">=</text:span><text:span text:style-name="T158">"com.zenika.domain"</text:span><text:span text:style-name="T131"> </text:span><text:span text:style-name="T154">/&gt;</text:span></text:p>
          <text:p><text:span text:style-name="T154"/></text:p>
          <text:p><text:span text:style-name="T157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jpaVendorAdapter"</text:span><text:span text:style-name="T154">&gt;</text:span></text:p>
          <text:p><text:span text:style-name="T157"><text:s text:c="4"/></text:span><text:span text:style-name="T154">&lt;</text:span><text:span text:style-name="T155">bean</text:span><text:span text:style-name="T131"> </text:span><text:span text:style-name="T156">class</text:span><text:span text:style-name="T157">=</text:span><text:span text:style-name="T158">"o.s.orm.jpa.vendor.HibernateJpaVendorAdapter"</text:span><text:span text:style-name="T154">&gt;</text:span></text:p>
          <text:p><text:span text:style-name="T154"><text:s text:c="6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showSql"</text:span><text:span text:style-name="T131"> </text:span><text:span text:style-name="T156">value</text:span><text:span text:style-name="T157">=</text:span><text:span text:style-name="T158">"true"</text:span><text:span text:style-name="T131"> </text:span><text:span text:style-name="T154">/&gt;</text:span></text:p>
          <text:p><text:span text:style-name="T154"><text:s text:c="6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generateDdl"</text:span><text:span text:style-name="T131"> </text:span><text:span text:style-name="T156">value</text:span><text:span text:style-name="T157">=</text:span><text:span text:style-name="T158">"true"</text:span><text:span text:style-name="T131"> </text:span><text:span text:style-name="T154">/&gt;</text:span></text:p>
          <text:p><text:span text:style-name="T157"><text:s text:c="6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database"</text:span><text:span text:style-name="T131"> </text:span><text:span text:style-name="T156">value</text:span><text:span text:style-name="T157">=</text:span><text:span text:style-name="T158">"H2"</text:span><text:span text:style-name="T131"> </text:span><text:span text:style-name="T154">/&gt;</text:span></text:p>
          <text:p><text:span text:style-name="T157"><text:s text:c="4"/></text:span><text:span text:style-name="T154">&lt;/</text:span><text:span text:style-name="T155">bean</text:span><text:span text:style-name="T154">&gt;</text:span></text:p>
          <text:p><text:span text:style-name="T157"><text:s text:c="2"/></text:span><text:span text:style-name="T154">&lt;/</text:span><text:span text:style-name="T155">property</text:span><text:span text:style-name="T154">&gt;</text:span></text:p>
          <text:p><text:span text:style-name="T154"/></text:p>
          <text:p><text:span text:style-name="T157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jpaProperties"</text:span><text:span text:style-name="T154">&gt;</text:span></text:p>
          <text:p><text:span text:style-name="T157"><text:s text:c="4"/></text:span><text:span text:style-name="T154">&lt;</text:span><text:span text:style-name="T155">props</text:span><text:span text:style-name="T154">&gt;</text:span></text:p>
          <text:p><text:span text:style-name="T157"><text:s text:c="6"/></text:span><text:span text:style-name="T154">&lt;</text:span><text:span text:style-name="T155">prop</text:span><text:span text:style-name="T131"> </text:span><text:span text:style-name="T156">key</text:span><text:span text:style-name="T157">=</text:span><text:span text:style-name="T158">"hibernate.show_sql"</text:span><text:span text:style-name="T154">&gt;</text:span><text:span text:style-name="T157">true</text:span><text:span text:style-name="T154">&lt;/</text:span><text:span text:style-name="T155">prop</text:span><text:span text:style-name="T154">&gt;</text:span></text:p>
          <text:p><text:span text:style-name="T157"><text:s text:c="4"/></text:span><text:span text:style-name="T154">&lt;/</text:span><text:span text:style-name="T155">props</text:span><text:span text:style-name="T154">&gt;</text:span></text:p>
          <text:p><text:span text:style-name="T157"><text:s text:c="2"/></text:span><text:span text:style-name="T154">&lt;/</text:span><text:span text:style-name="T155">property</text:span><text:span text:style-name="T154">&gt;</text:span></text:p>
          <text:p><text:span text:style-name="T154">&lt;/</text:span><text:span text:style-name="T155">bean</text:span><text:span text:style-name="T154">&gt;</text:span></text:p>
          <text:p><text:span text:style-name="T131"/></text:p>
          <text:p><text:span text:style-name="T13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69" text:id="id69">Les DAO doivent être appelés avec une transaction active</text:p>
              </text:list-item>
              <text:list-item>
                <text:p xml:id="id70" text:id="id70">Toujours le cas en production</text:p>
                <text:list>
                  <text:list-item>
                    <text:p xml:id="id71" text:id="id71">Services transactionnels appelant un DAO</text:p>
                  </text:list-item>
                </text:list>
              </text:list-item>
              <text:list-item>
                <text:p xml:id="id72" text:id="id72">Configuration de transaction explicite pour les tests</text:p>
              </text:list-item>
            </text:list>
          </draw:text-box>
        </draw:frame>
        <draw:custom-shape draw:style-name="gr4" draw:text-style-name="P8" draw:layer="layout" svg:width="25.753cm" svg:height="3.316cm" svg:x="1.225cm" svg:y="5.112cm">
          <text:p><text:span text:style-name="T159">&lt;</text:span><text:span text:style-name="T160">bean</text:span><text:span text:style-name="T161"> </text:span><text:span text:style-name="T162">id</text:span><text:span text:style-name="T163">=</text:span><text:span text:style-name="T164">"transactionManager"</text:span></text:p>
          <text:p><text:span text:style-name="T165"><text:s text:c="6"/></text:span><text:span text:style-name="T162">class</text:span><text:span text:style-name="T163">=</text:span><text:span text:style-name="T164">"org.springframework.orm.jpa.JpaTransactionManager"</text:span><text:span text:style-name="T159">&gt;</text:span></text:p>
          <text:p><text:span text:style-name="T163"><text:s text:c="2"/></text:span><text:span text:style-name="T159">&lt;</text:span><text:span text:style-name="T160">property</text:span><text:span text:style-name="T161"> </text:span><text:span text:style-name="T162">name</text:span><text:span text:style-name="T163">=</text:span><text:span text:style-name="T164">"entityManagerFactory"</text:span><text:span text:style-name="T161"> </text:span><text:span text:style-name="T162">ref</text:span><text:span text:style-name="T163">=</text:span><text:span text:style-name="T164">"entityManagerFactory"</text:span><text:span text:style-name="T161"> </text:span><text:span text:style-name="T159">/&gt;</text:span></text:p>
          <text:p><text:span text:style-name="T159">&lt;/</text:span><text:span text:style-name="T160">bean</text:span><text:span text:style-name="T159">&gt;</text:span></text:p>
          <text:p><text:span text:style-name="T161"/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Des PersistenceException remontent</text:p>
                <text:list>
                  <text:list-item>
                    <text:p>Utilisation de l'API JPA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19" draw:layer="layout" svg:width="25.753cm" svg:height="4.159cm" svg:x="1.205cm" svg:y="14.687cm">
          <text:p><text:span text:style-name="T137">@Repository</text:span></text:p>
          <text:p><text:span text:style-name="T138">public</text:span><text:span text:style-name="T139"> </text:span><text:span text:style-name="T138">class</text:span><text:span text:style-name="T139"> JpaUserRepository </text:span><text:span text:style-name="T138">implements</text:span><text:span text:style-name="T139"> UserRepository {</text:span></text:p>
          <text:p><text:span text:style-name="T139"><text:s text:c="2"/></text:span><text:span text:style-name="T139">...</text:span></text:p>
          <text:p><text:span text:style-name="T139">}</text:span></text:p>
          <text:p><text:span text:style-name="T139"/></text:p>
          <text:p><text:span text:style-name="T140">&lt;</text:span><text:span text:style-name="T141">bean</text:span><text:span text:style-name="T142"> </text:span><text:span text:style-name="T143">class</text:span><text:span text:style-name="T144">=</text:span><text:span text:style-name="T145">"o.s.dao.annotation.PersistenceExceptionTranslationPostProcessor"</text:span><text:span text:style-name="T146"> </text:span><text:span text:style-name="T147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pa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JPA</text:p>
              </text:list-item>
              <text:list-item>
                <text:p>Configuration EntityManager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73" draw:id="id73" draw:layer="layout" svg:width="25.753cm" svg:height="9.173cm" svg:x="1.016cm" svg:y="9.483cm">
          <text:p text:style-name="P6"><text:span text:style-name="T122">&lt;</text:span><text:span text:style-name="T123">context-param</text:span><text:span text:style-name="T122">&gt;</text:span></text:p>
          <text:p text:style-name="P6"><text:span text:style-name="T126"><text:s text:c="4"/></text:span><text:span text:style-name="T126"><text:tab/></text:span><text:span text:style-name="T122">&lt;</text:span><text:span text:style-name="T123">param-name</text:span><text:span text:style-name="T122">&gt;</text:span><text:span text:style-name="T126">contextConfigLocation</text:span><text:span text:style-name="T122">&lt;/</text:span><text:span text:style-name="T123">param-name</text:span><text:span text:style-name="T122">&gt;</text:span></text:p>
          <text:p text:style-name="P6"><text:span text:style-name="T126"><text:s text:c="4"/></text:span><text:span text:style-name="T126"><text:tab/></text:span><text:span text:style-name="T122">&lt;</text:span><text:span text:style-name="T123">param-value</text:span><text:span text:style-name="T122">&gt;</text:span></text:p>
          <text:p text:style-name="P6"><text:span text:style-name="T126"><text:s text:c="4"/></text:span><text:span text:style-name="T126"><text:tab/></text:span><text:span text:style-name="T126">/WEB-INF/applicationContext.xml</text:span></text:p>
          <text:p text:style-name="P6"><text:span text:style-name="T126"><text:s text:c="4"/></text:span><text:span text:style-name="T126"><text:tab/></text:span><text:span text:style-name="T122">&lt;/</text:span><text:span text:style-name="T123">param-value</text:span><text:span text:style-name="T122">&gt;</text:span></text:p>
          <text:p text:style-name="P6"><text:span text:style-name="T122">&lt;/</text:span><text:span text:style-name="T123">context-param</text:span><text:span text:style-name="T122">&gt;</text:span></text:p>
          <text:p text:style-name="P6"><text:span text:style-name="T134"/></text:p>
          <text:p text:style-name="P6"><text:span text:style-name="T122">&lt;</text:span><text:span text:style-name="T123">listener</text:span><text:span text:style-name="T122">&gt;</text:span></text:p>
          <text:p text:style-name="P6"><text:span text:style-name="T126"><text:s text:c="4"/></text:span><text:span text:style-name="T126"><text:tab/></text:span><text:span text:style-name="T122">&lt;</text:span><text:span text:style-name="T123">listener-class</text:span><text:span text:style-name="T122">&gt;</text:span></text:p>
          <text:p text:style-name="P6"><text:span text:style-name="T122"><text:s text:c="9"/></text:span><text:span text:style-name="T126">org.springframework.web.context.ContextLoaderListener</text:span></text:p>
          <text:p text:style-name="P6"><text:span text:style-name="T126"><text:s text:c="7"/></text:span><text:span text:style-name="T122">&lt;/</text:span><text:span text:style-name="T123">listener-class</text:span><text:span text:style-name="T122">&gt;</text:span></text:p>
          <text:p text:style-name="P6"><text:span text:style-name="T122">&lt;/</text:span><text:span text:style-name="T123">listener</text:span><text:span text:style-name="T12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4" draw:id="id74" draw:layer="layout" svg:width="10.922cm" svg:height="2.286cm" svg:x="3.302cm" svg:y="6.35cm">
          <text:p text:style-name="P1">Optionnel (par défaut : </text:p>
          <text:p text:style-name="P1"><text:span text:style-name="T109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5" draw:id="id75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76" draw:id="id76" draw:layer="layout" svg:width="25.753cm" svg:height="10.443cm" svg:x="1.015cm" svg:y="9.115cm">
          <text:p text:style-name="P6"><text:span text:style-name="T166">public</text:span><text:span text:style-name="T167"> </text:span><text:span text:style-name="T166">class</text:span><text:span text:style-name="T167"> ListUsersServlet </text:span><text:span text:style-name="T166">extends</text:span><text:span text:style-name="T167"> HttpServlet {</text:span></text:p>
          <text:p text:style-name="P6"><text:span text:style-name="T167"/></text:p>
          <text:p text:style-name="P6"><text:span text:style-name="T167"><text:s text:c="2"/></text:span><text:span text:style-name="T166">private</text:span><text:span text:style-name="T167"> UserService </text:span><text:span text:style-name="T168">userService</text:span><text:span text:style-name="T167">;</text:span></text:p>
          <text:p text:style-name="P6"><text:span text:style-name="T167"/></text:p>
          <text:p text:style-name="P6"><text:span text:style-name="T169"><text:s text:c="2"/></text:span><text:span text:style-name="T169">@Override</text:span></text:p>
          <text:p text:style-name="P6"><text:span text:style-name="T166"><text:s text:c="2"/></text:span><text:span text:style-name="T166">public</text:span><text:span text:style-name="T167"> </text:span><text:span text:style-name="T166">void</text:span><text:span text:style-name="T167"> init() </text:span><text:span text:style-name="T166">throws</text:span><text:span text:style-name="T167"> ServletException {</text:span></text:p>
          <text:p text:style-name="P6"><text:span text:style-name="T167"><text:s text:c="4"/></text:span><text:span text:style-name="T167">ApplicationContext ctx = </text:span></text:p>
          <text:p text:style-name="P6"><text:span text:style-name="T167"><text:s text:c="6"/></text:span><text:span text:style-name="T167">WebApplicationContextUtils.</text:span><text:span text:style-name="T170">getRequiredWebApplicationContext</text:span><text:span text:style-name="T167">(</text:span></text:p>
          <text:p text:style-name="P6"><text:span text:style-name="T167"><text:s text:c="8"/></text:span><text:span text:style-name="T167">getServletContext()</text:span></text:p>
          <text:p text:style-name="P6"><text:span text:style-name="T167"><text:s text:c="4"/></text:span><text:span text:style-name="T167">);</text:span></text:p>
          <text:p text:style-name="P6"><text:span text:style-name="T168"><text:s text:c="4"/></text:span><text:span text:style-name="T168">userService</text:span><text:span text:style-name="T167"> = ctx.getBean(UserService.</text:span><text:span text:style-name="T166">class</text:span><text:span text:style-name="T167">);</text:span></text:p>
          <text:p text:style-name="P6"><text:span text:style-name="T167"><text:s text:c="2"/></text:span><text:span text:style-name="T167">}</text:span></text:p>
          <text:p text:style-name="P6"><text:span text:style-name="T171"><text:s text:c="2"/></text:span><text:span text:style-name="T171">(...) </text:span></text:p>
          <text:p text:style-name="P6"><text:span text:style-name="T171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19" xml:id="id77" draw:id="id77" draw:layer="layout" svg:width="25.753cm" svg:height="7.142cm" svg:x="1.014cm" svg:y="5.914cm">
          <text:p text:style-name="P6"><text:span text:style-name="T172">&lt;!-- ne surtout PAS utiliser ce DataSource en production ! --&gt;</text:span></text:p>
          <text:p text:style-name="P6"><text:span text:style-name="T173">&lt;</text:span><text:span text:style-name="T174">bean</text:span><text:span text:style-name="T175"> </text:span><text:span text:style-name="T176">id</text:span><text:span text:style-name="T177">=</text:span><text:span text:style-name="T178">"dataSource"</text:span><text:span text:style-name="T175"> </text:span><text:span text:style-name="T176">class</text:span><text:span text:style-name="T177">=</text:span><text:span text:style-name="T178">"o.s.jdbc.datasource.SingleConnectionDataSource"</text:span><text:span text:style-name="T173">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driverClassName"</text:span><text:span text:style-name="T175"> </text:span><text:span text:style-name="T176">value</text:span><text:span text:style-name="T177">=</text:span><text:span text:style-name="T178">"</text:span><text:span text:style-name="T179">${db.driver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url"</text:span><text:span text:style-name="T175"> </text:span><text:span text:style-name="T176">value</text:span><text:span text:style-name="T177">=</text:span><text:span text:style-name="T178">"</text:span><text:span text:style-name="T179">${db.url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username"</text:span><text:span text:style-name="T175"> </text:span><text:span text:style-name="T176">value</text:span><text:span text:style-name="T177">=</text:span><text:span text:style-name="T178">"</text:span><text:span text:style-name="T179">${db.username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password"</text:span><text:span text:style-name="T175"> </text:span><text:span text:style-name="T176">value</text:span><text:span text:style-name="T177">=</text:span><text:span text:style-name="T178">"</text:span><text:span text:style-name="T179">${db.password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suppressClose"</text:span><text:span text:style-name="T175"> </text:span><text:span text:style-name="T176">value</text:span><text:span text:style-name="T177">=</text:span><text:span text:style-name="T178">"true"</text:span><text:span text:style-name="T175"> </text:span><text:span text:style-name="T173">/&gt;</text:span><text:span text:style-name="T177"> </text:span></text:p>
          <text:p text:style-name="P6"><text:span text:style-name="T173">&lt;/</text:span><text:span text:style-name="T174">bean</text:span><text:span text:style-name="T173">&gt;</text:span></text:p>
          <text:p text:style-name="P6"><text:span text:style-name="T177"/></text:p>
          <text:p text:style-name="P6"><text:span text:style-name="T180">&lt;</text:span><text:span text:style-name="T181">context:property-placeholder</text:span><text:span text:style-name="T182"> </text:span></text:p>
          <text:p text:style-name="P6"><text:span text:style-name="T183"><text:s text:c="2"/></text:span><text:span text:style-name="T183">location</text:span><text:span text:style-name="T184">=</text:span><text:span text:style-name="T179">"file:./application-configuration.properties"</text:span><text:span text:style-name="T180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78" draw:id="id78" draw:layer="layout" svg:width="25.753cm" svg:height="3.389cm" svg:x="1.013cm" svg:y="15.013cm">
          <text:p text:style-name="P6"><text:span text:style-name="T185">db.driver=org.h2.Driver</text:span></text:p>
          <text:p text:style-name="P6"><text:span text:style-name="T185">db.url=jdbc:h2:tcp://localhost/mem:spring_workshop</text:span></text:p>
          <text:p text:style-name="P6"><text:span text:style-name="T185">db.username=sa</text:span></text:p>
          <text:p text:style-name="P6"><text:span text:style-name="T185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0" xml:id="id79" draw:id="id79" draw:layer="layout" svg:width="11.416cm" svg:height="0.962cm" svg:x="0.762cm" svg:y="13.962cm">
          <draw:text-box>
            <text:p><text:span text:style-name="T109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1" xml:id="id80" draw:id="id80" draw:layer="layout" svg:width="25.753cm" svg:height="7.548cm" svg:x="1.014cm" svg:y="4.814cm">
          <text:p text:style-name="P6"><text:span text:style-name="T186">&lt;</text:span><text:span text:style-name="T187">beans</text:span><text:span text:style-name="T171"> </text:span><text:span text:style-name="T188">profile</text:span><text:span text:style-name="T189">=</text:span><text:span text:style-name="T190">"in-memory-db"</text:span><text:span text:style-name="T186">&gt;</text:span></text:p>
          <text:p text:style-name="P6"><text:span text:style-name="T186"><text:s text:c="2"/></text:span><text:span text:style-name="T186">&lt;</text:span><text:span text:style-name="T187">jdbc:embedded-database</text:span><text:span text:style-name="T171"> </text:span><text:span text:style-name="T188">id</text:span><text:span text:style-name="T189">=</text:span><text:span text:style-name="T190">"dataSource"</text:span><text:span text:style-name="T171"> </text:span><text:span text:style-name="T188">type</text:span><text:span text:style-name="T189">=</text:span><text:span text:style-name="T190">"H2"</text:span><text:span text:style-name="T186">&gt;</text:span></text:p>
          <text:p text:style-name="P6"><text:span text:style-name="T186"><text:s text:c="4"/></text:span><text:span text:style-name="T186">&lt;</text:span><text:span text:style-name="T187">jdbc:script</text:span><text:span text:style-name="T171"> </text:span><text:span text:style-name="T188">location</text:span><text:span text:style-name="T189">=</text:span><text:span text:style-name="T190">"classpath:/create-tables.sql"</text:span><text:span text:style-name="T171"> </text:span><text:span text:style-name="T186">/&gt;</text:span></text:p>
          <text:p text:style-name="P6"><text:span text:style-name="T186"><text:s text:c="4"/></text:span><text:span text:style-name="T186">&lt;</text:span><text:span text:style-name="T187">jdbc:script</text:span><text:span text:style-name="T171"> </text:span><text:span text:style-name="T188">location</text:span><text:span text:style-name="T189">=</text:span><text:span text:style-name="T190">"classpath:/insert-data.sql"</text:span><text:span text:style-name="T171"> </text:span><text:span text:style-name="T186">/&gt;</text:span></text:p>
          <text:p text:style-name="P6"><text:span text:style-name="T186"><text:s text:c="2"/></text:span><text:span text:style-name="T186">&lt;/</text:span><text:span text:style-name="T187">jdbc:embedded-database</text:span><text:span text:style-name="T186">&gt;</text:span></text:p>
          <text:p text:style-name="P6"><text:span text:style-name="T186">&lt;/</text:span><text:span text:style-name="T187">beans</text:span><text:span text:style-name="T186">&gt;</text:span></text:p>
          <text:p text:style-name="P6"><text:span text:style-name="T189"/></text:p>
          <text:p text:style-name="P6"><text:span text:style-name="T186">&lt;</text:span><text:span text:style-name="T187">beans</text:span><text:span text:style-name="T171"> </text:span><text:span text:style-name="T188">profile</text:span><text:span text:style-name="T189">=</text:span><text:span text:style-name="T190">"standalone-db"</text:span><text:span text:style-name="T186">&gt;</text:span></text:p>
          <text:p text:style-name="P6"><text:span text:style-name="T185"><text:s text:c="2"/></text:span><text:span text:style-name="T185">(...)</text:span></text:p>
          <text:p text:style-name="P6"><text:span text:style-name="T186">&lt;/</text:span><text:span text:style-name="T187">beans</text:span><text:span text:style-name="T186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2" xml:id="id81" draw:id="id81" draw:layer="layout" svg:width="25.753cm" svg:height="1.119cm" svg:x="0.994cm" svg:y="13.613cm">
          <text:p text:style-name="P6"><text:span text:style-name="T191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1" xml:id="id82" draw:id="id82" draw:layer="layout" svg:width="25.753cm" svg:height="1.119cm" svg:x="0.993cm" svg:y="15.112cm">
          <text:p text:style-name="P6"><text:span text:style-name="T192">System.</text:span><text:span text:style-name="T23">setProperty</text:span><text:span text:style-name="T20">(</text:span><text:span text:style-name="T24">"spring.profiles.active"</text:span><text:span text:style-name="T20">, </text:span><text:span text:style-name="T24">"in-memory-db"</text:span><text:span text:style-name="T2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1" xml:id="id83" draw:id="id83" draw:layer="layout" svg:width="25.753cm" svg:height="1.119cm" svg:x="0.992cm" svg:y="16.611cm">
          <text:p text:style-name="P6"><text:span text:style-name="T22">@ActiveProfiles</text:span><text:span text:style-name="T20">(</text:span><text:span text:style-name="T24">"in-memory-db"</text:span><text:span text:style-name="T20">) </text:span><text:span text:style-name="T193">// dans</text:span><text:span text:style-name="T20"> </text:span><text:span text:style-name="T193">le TestContext framework</text:span><text:span text:style-name="T20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1" draw:layer="layout" svg:width="25.753cm" svg:height="10.758cm" svg:x="1.014cm" svg:y="6.414cm">
          <text:p><text:span text:style-name="T169">@Configuration</text:span></text:p>
          <text:p><text:span text:style-name="T194">public</text:span><text:span text:style-name="T195"> </text:span><text:span text:style-name="T194">class</text:span><text:span text:style-name="T195"> ApplicationConfiguration { </text:span></text:p>
          <text:p><text:span text:style-name="T167"><text:tab/></text:span></text:p>
          <text:p><text:span text:style-name="T195"><text:tab/></text:span><text:span text:style-name="T196">@Autowired</text:span><text:span text:style-name="T195"> Environment </text:span><text:span text:style-name="T197">environment</text:span><text:span text:style-name="T195">;</text:span></text:p>
          <text:p><text:span text:style-name="T167"><text:tab/></text:span></text:p>
          <text:p><text:span text:style-name="T195"><text:tab/></text:span><text:span text:style-name="T196">@Bean</text:span><text:span text:style-name="T195"> </text:span><text:span text:style-name="T194">public</text:span><text:span text:style-name="T195"> ObjectMapper jsonMapper() {</text:span></text:p>
          <text:p><text:span text:style-name="T195"><text:tab/></text:span><text:span text:style-name="T195"><text:tab/></text:span><text:span text:style-name="T195">ObjectMapper </text:span><text:span text:style-name="T198">mapper</text:span><text:span text:style-name="T195"> = </text:span><text:span text:style-name="T194">new</text:span><text:span text:style-name="T195"> ObjectMapper();</text:span></text:p>
          <text:p><text:span text:style-name="T195"><text:tab/></text:span><text:span text:style-name="T195"><text:tab/></text:span><text:span text:style-name="T194">if</text:span><text:span text:style-name="T195">(</text:span><text:span text:style-name="T197">environment</text:span><text:span text:style-name="T195">.acceptsProfiles(</text:span><text:span text:style-name="T199">"debug"</text:span><text:span text:style-name="T195">)) {</text:span></text:p>
          <text:p><text:span text:style-name="T195"><text:tab/></text:span><text:span text:style-name="T195"><text:tab/></text:span><text:span text:style-name="T195"><text:tab/></text:span><text:span text:style-name="T198">mapper</text:span><text:span text:style-name="T195">.enable(SerializationFeature.</text:span><text:span text:style-name="T200">INDENT_OUTPUT</text:span><text:span text:style-name="T195">);</text:span></text:p>
          <text:p><text:span text:style-name="T167"><text:tab/></text:span><text:span text:style-name="T167"><text:tab/></text:span><text:span text:style-name="T167">}</text:span></text:p>
          <text:p><text:span text:style-name="T195"><text:tab/></text:span><text:span text:style-name="T195"><text:tab/></text:span><text:span text:style-name="T194">return</text:span><text:span text:style-name="T195"> </text:span><text:span text:style-name="T198">mapper</text:span><text:span text:style-name="T195">;</text:span></text:p>
          <text:p><text:span text:style-name="T167"><text:tab/></text:span><text:span text:style-name="T167">}</text:span></text:p>
          <text:p><text:span text:style-name="T167"><text:tab/></text:span></text:p>
          <text:p><text:span text:style-name="T167">}</text:span></text:p>
          <text:p><text:span text:style-name="T171"/></text:p>
          <text:p><text:span text:style-name="T171"/></text:p>
          <text:p><text:span text:style-name="T17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pring Boo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But : rendre Spring plus accessible</text:p>
              </text:list-item>
              <text:list-item>
                <text:p>Principes</text:p>
                <text:list>
                  <text:list-item>
                    <text:p>“Convention over configuration”</text:p>
                  </text:list-item>
                  <text:list-item>
                    <text:p>Configuration automatique...</text:p>
                  </text:list-item>
                  <text:list-item>
                    <text:p>Mais surchargeable...</text:p>
                  </text:list-item>
                  <text:list-item>
                    <text:p>En fonction du classpath</text:p>
                  </text:list-item>
                </text:list>
              </text:list-item>
              <text:list-item>
                <text:p>Le moyen le plus simple d'utiliser Spring</text:p>
              </text:list-item>
              <text:list-item>
                <text:p>Focus sur la configuration Jav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ment commencer ?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aire un projet Maven</text:p>
                <text:list>
                  <text:list-item>
                    <text:p>Marche aussi avec Gradle</text:p>
                  </text:list-item>
                </text:list>
              </text:list-item>
              <text:list-item>
                <text:p>Ajouter des dépendances Spring Boot</text:p>
              </text:list-item>
            </text:list>
          </draw:text-box>
        </draw:frame>
        <draw:custom-shape draw:style-name="gr4" draw:text-style-name="P23" draw:layer="layout" svg:width="25.753cm" svg:height="9.587cm" svg:x="1.014cm" svg:y="9.614cm">
          <text:p text:style-name="P6"><text:span text:style-name="T201">&lt;</text:span><text:span text:style-name="T202">project</text:span><text:span text:style-name="T201">&gt;</text:span></text:p>
          <text:p text:style-name="P6"><text:span text:style-name="T201"><text:s text:c="4"/></text:span><text:span text:style-name="T201">&lt;</text:span><text:span text:style-name="T202">parent</text:span><text:span text:style-name="T201">&gt;</text:span></text:p>
          <text:p text:style-name="P6"><text:span text:style-name="T201"><text:s text:c="8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1"><text:s text:c="8"/></text:span><text:span text:style-name="T201">&lt;</text:span><text:span text:style-name="T202">artifactId</text:span><text:span text:style-name="T201">&gt;</text:span><text:span text:style-name="T203">spring-boot-starter-parent</text:span><text:span text:style-name="T201">&lt;/</text:span><text:span text:style-name="T202">artifactId</text:span><text:span text:style-name="T201">&gt;</text:span></text:p>
          <text:p text:style-name="P6"><text:span text:style-name="T201"><text:s text:c="8"/></text:span><text:span text:style-name="T201">&lt;</text:span><text:span text:style-name="T202">version</text:span><text:span text:style-name="T201">&gt;</text:span><text:span text:style-name="T203">1.2.5.RELEASE</text:span><text:span text:style-name="T201">&lt;/</text:span><text:span text:style-name="T202">version</text:span><text:span text:style-name="T201">&gt;</text:span></text:p>
          <text:p text:style-name="P6"><text:span text:style-name="T201"><text:s text:c="4"/></text:span><text:span text:style-name="T201">&lt;/</text:span><text:span text:style-name="T202">parent</text:span><text:span text:style-name="T201">&gt;</text:span></text:p>
          <text:p text:style-name="P6"><text:span text:style-name="T204"><text:s text:c="4"/></text:span><text:span text:style-name="T204">(...)</text:span></text:p>
          <text:p text:style-name="P6"><text:span text:style-name="T203"><text:s text:c="4"/></text:span><text:span text:style-name="T201">&lt;</text:span><text:span text:style-name="T202">dependencies</text:span><text:span text:style-name="T201">&gt;</text:span></text:p>
          <text:p text:style-name="P6"><text:span text:style-name="T201"/></text:p>
          <text:p text:style-name="P6"><text:span text:style-name="T203"><text:s text:c="8"/></text:span><text:span text:style-name="T201">&lt;</text:span><text:span text:style-name="T202">dependency</text:span><text:span text:style-name="T201">&gt;</text:span></text:p>
          <text:p text:style-name="P6"><text:span text:style-name="T203"><text:s text:c="12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3"><text:s text:c="12"/></text:span><text:span text:style-name="T201">&lt;</text:span><text:span text:style-name="T202">artifactId</text:span><text:span text:style-name="T201">&gt;</text:span><text:span text:style-name="T203">spring-boot-starter-web</text:span><text:span text:style-name="T201">&lt;/</text:span><text:span text:style-name="T202">artifactId</text:span><text:span text:style-name="T201">&gt;</text:span></text:p>
          <text:p text:style-name="P6"><text:span text:style-name="T203"><text:s text:c="8"/></text:span><text:span text:style-name="T201">&lt;/</text:span><text:span text:style-name="T202">dependency</text:span><text:span text:style-name="T201">&gt;</text:span></text:p>
          <text:p text:style-name="P6"><text:span text:style-name="T201"/></text:p>
          <text:p text:style-name="P6"><text:span text:style-name="T201"><text:s text:c="4"/></text:span><text:span text:style-name="T201">&lt;/dependencies&gt;</text:span></text:p>
          <text:p text:style-name="P6"><text:span text:style-name="T201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pendances “starters”</text:p>
          </draw:text-box>
        </draw:frame>
        <draw:custom-shape draw:style-name="gr4" draw:text-style-name="P23" draw:layer="layout" svg:width="19.17cm" svg:height="9.587cm" svg:x="1.014cm" svg:y="7.414cm">
          <text:p text:style-name="P6"><text:span text:style-name="T201">&lt;</text:span><text:span text:style-name="T202">project</text:span><text:span text:style-name="T201">&gt;</text:span></text:p>
          <text:p text:style-name="P6"><text:span text:style-name="T201"><text:s text:c="4"/></text:span><text:span text:style-name="T201">&lt;</text:span><text:span text:style-name="T202">parent</text:span><text:span text:style-name="T201">&gt;</text:span></text:p>
          <text:p text:style-name="P6"><text:span text:style-name="T201"><text:s text:c="8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1"><text:s text:c="8"/></text:span><text:span text:style-name="T201">&lt;</text:span><text:span text:style-name="T202">artifactId</text:span><text:span text:style-name="T201">&gt;</text:span><text:span text:style-name="T203">spring-boot-starter-parent</text:span><text:span text:style-name="T201">&lt;/</text:span><text:span text:style-name="T202">artifactId</text:span><text:span text:style-name="T201">&gt;</text:span></text:p>
          <text:p text:style-name="P6"><text:span text:style-name="T201"><text:s text:c="8"/></text:span><text:span text:style-name="T201">&lt;</text:span><text:span text:style-name="T202">version</text:span><text:span text:style-name="T201">&gt;</text:span><text:span text:style-name="T203">1.2.5.RELEASE</text:span><text:span text:style-name="T201">&lt;/</text:span><text:span text:style-name="T202">version</text:span><text:span text:style-name="T201">&gt;</text:span></text:p>
          <text:p text:style-name="P6"><text:span text:style-name="T201"><text:s text:c="4"/></text:span><text:span text:style-name="T201">&lt;/</text:span><text:span text:style-name="T202">parent</text:span><text:span text:style-name="T201">&gt;</text:span></text:p>
          <text:p text:style-name="P6"><text:span text:style-name="T204"><text:s text:c="4"/></text:span><text:span text:style-name="T204">(...)</text:span></text:p>
          <text:p text:style-name="P6"><text:span text:style-name="T203"><text:s text:c="4"/></text:span><text:span text:style-name="T201">&lt;</text:span><text:span text:style-name="T202">dependencies</text:span><text:span text:style-name="T201">&gt;</text:span></text:p>
          <text:p text:style-name="P6"><text:span text:style-name="T201"/></text:p>
          <text:p text:style-name="P6"><text:span text:style-name="T203"><text:s text:c="8"/></text:span><text:span text:style-name="T201">&lt;</text:span><text:span text:style-name="T202">dependency</text:span><text:span text:style-name="T201">&gt;</text:span></text:p>
          <text:p text:style-name="P6"><text:span text:style-name="T203"><text:s text:c="12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3"><text:s text:c="12"/></text:span><text:span text:style-name="T201">&lt;</text:span><text:span text:style-name="T202">artifactId</text:span><text:span text:style-name="T201">&gt;</text:span><text:span text:style-name="T203">spring-boot-starter-web</text:span><text:span text:style-name="T201">&lt;/</text:span><text:span text:style-name="T202">artifactId</text:span><text:span text:style-name="T201">&gt;</text:span></text:p>
          <text:p text:style-name="P6"><text:span text:style-name="T203"><text:s text:c="8"/></text:span><text:span text:style-name="T201">&lt;/</text:span><text:span text:style-name="T202">dependency</text:span><text:span text:style-name="T201">&gt;</text:span></text:p>
          <text:p text:style-name="P6"><text:span text:style-name="T201"/></text:p>
          <text:p text:style-name="P6"><text:span text:style-name="T201"><text:s text:c="4"/></text:span><text:span text:style-name="T201">&lt;/dependencies&gt;</text:span></text:p>
          <text:p text:style-name="P6"><text:span text:style-name="T201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974cm" svg:x="19.698cm" svg:y="4.333cm">
          <text:p text:style-name="P1">Positionne des propriétés Maven</text:p>
          <text:p text:style-name="P1">(ex. : numéros de versions)</text:p>
          <draw:enhanced-geometry svg:viewBox="0 0 21600 21600" draw:mirror-horizontal="false" draw:type="line-callout-2" draw:modifiers="-24188.8619854722 30559.4621848739 -14304.1162227603 15715.9597726279 -813.922518159806 4015.0588235294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3.781cm" svg:x="20.731cm" svg:y="9.272cm">
          <text:p text:style-name="P1">Le nécessaire pour le développement web avec Spring</text:p>
          <text:p text:style-name="P1">(Spring MVC, Jackson, etc)</text:p>
          <draw:enhanced-geometry svg:viewBox="0 0 21600 21600" draw:mirror-horizontal="false" draw:type="line-callout-2" draw:modifiers="-13810.5326876513 22890.745637229 -9855.32687651332 14455.8305994632 -813.922518159806 3164.040190375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21" draw:layer="layout" svg:width="25.753cm" svg:height="6.21cm" svg:x="1.014cm" svg:y="9.1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248cm" svg:x="18.298cm" svg:y="7.051cm">
          <text:p text:style-name="P1">Ecrire une méthode main</text:p>
          <draw:enhanced-geometry svg:viewBox="0 0 21600 21600" draw:mirror-horizontal="false" draw:type="line-callout-2" draw:modifiers="-24188.8619854722 40424.36638506 -14304.1162227603 15715.9597726279 -813.922518159806 5311.1605157847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2.131cm" svg:x="19.752cm" svg:y="15.206cm">
          <text:p text:style-name="P1">Démarre un conteneur web</text:p>
          <draw:enhanced-geometry svg:viewBox="0 0 21600 21600" draw:mirror-horizontal="false" draw:type="line-callout-2" draw:modifiers="-30046.4891041162 -21285.9287054409 -15055.9322033898 -1357.7142857142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24" draw:layer="layout" svg:width="25.753cm" svg:height="6.21cm" svg:x="1.014cm" svg:y="12.614cm">
          <text:p text:style-name="P6"><text:span text:style-name="T206"/></text:p>
          <text:p text:style-name="P6"><text:span text:style-name="T206"><text:s text:c="2"/></text:span><text:span text:style-name="T206">. <text:s text:c="2"/>____ <text:s text:c="9"/>_ <text:s text:c="11"/>__ _ _</text:span></text:p>
          <text:p text:style-name="P6"><text:span text:style-name="T206"><text:s/></text:span><text:span text:style-name="T206">/\\ / ___'_ __ _ _(_)_ __ <text:s/>__ _ \ \ \ \</text:span></text:p>
          <text:p text:style-name="P6"><text:span text:style-name="T206">( ( )\___ | '_ | '_| | '_ \/ _` | \ \ \ \</text:span></text:p>
          <text:p text:style-name="P6"><text:span text:style-name="T206"><text:s/></text:span><text:span text:style-name="T206">\\/ <text:s/>___)| |_)| | | | | || (_| | <text:s/>) ) ) )</text:span></text:p>
          <text:p text:style-name="P6"><text:span text:style-name="T206"><text:s text:c="2"/></text:span><text:span text:style-name="T206">' <text:s/>|____| .__|_| |_|_| |_\__, | / / / /</text:span></text:p>
          <text:p text:style-name="P6"><text:span text:style-name="T206"><text:s/></text:span><text:span text:style-name="T206">=========|_|==============|___/=/_/_/_/</text:span></text:p>
          <text:p text:style-name="P6"><text:span text:style-name="T206"><text:s/></text:span><text:span text:style-name="T206">:: Spring Boot :: <text:s text:c="12"/>(v1.3.0.M4)</text:span></text:p>
          <text:p text:style-name="P6"><text:span text:style-name="T206"/></text:p>
          <text:p text:style-name="P6"><text:span text:style-name="T206">2015-08-21 10:59:32.492 <text:s/>INFO 9337 --- [main] com.zenika.Application <text:s text:c="18"/>: </text:span></text:p>
          <text:p text:style-name="P6"><text:span text:style-name="T206">2015-08-21 10:59:32.538 <text:s/>INFO 9337 --- [main] ationConfigEmbeddedWebApplicationContext : Refreshing ...</text:span></text:p>
          <text:p text:style-name="P6"><text:span text:style-name="T206"/></text:p>
          <text:p text:style-name="P6"><text:span text:style-name="T206">2015-08-21 10:59:37.734 <text:s/>INFO 9337 --- [main] s.b.c.e.t.TomcatEmbeddedServletContainer : Tomcat started on port(s): 8080 (http)</text:span></text:p>
          <text:p text:style-name="P6"><text:span text:style-name="T206">2015-08-21 10:59:37.741 <text:s/>INFO 9337 --- [main] com.zenika.Application <text:s text:c="18"/>: Started Application in 5.532 seconds (JVM running for 5.894)</text:span></text:p>
          <text:p text:style-name="P6"><text:span text:style-name="T20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5" draw:layer="layout" svg:width="25.753cm" svg:height="6.21cm" svg:x="1.014cm" svg:y="5.3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ackaging</text:p>
          </draw:text-box>
        </draw:frame>
        <draw:custom-shape draw:style-name="gr4" draw:text-style-name="P26" draw:layer="layout" svg:width="25.753cm" svg:height="6.21cm" svg:x="1.014cm" svg:y="12.614cm">
          <text:p text:style-name="P6"><text:span text:style-name="T207">$ </text:span><text:span text:style-name="T208">mvn clean package</text:span></text:p>
          <text:p text:style-name="P6"><text:span text:style-name="T207">... </text:span></text:p>
          <text:p text:style-name="P6"><text:span text:style-name="T207">$ </text:span><text:span text:style-name="T208">ls -alh target/</text:span></text:p>
          <text:p text:style-name="P6"><text:span text:style-name="T207">total 18M</text:span></text:p>
          <text:p text:style-name="P6"><text:span text:style-name="T207">drwxrwxr-x 6 acogoluegnes acogoluegnes 4,0K août <text:s/>21 11:11 .</text:span></text:p>
          <text:p text:style-name="P6"><text:span text:style-name="T207">drwxrwxr-x 5 acogoluegnes acogoluegnes 4,0K août <text:s/>21 11:11 ..</text:span></text:p>
          <text:p text:style-name="P6"><text:span text:style-name="T207">drwxrwxr-x 5 acogoluegnes acogoluegnes 4,0K août <text:s/>21 11:11 classes</text:span></text:p>
          <text:p text:style-name="P6"><text:span text:style-name="T207">drwxrwxr-x 3 acogoluegnes acogoluegnes 4,0K août <text:s/>21 11:11 generated-sources</text:span></text:p>
          <text:p text:style-name="P6"><text:span text:style-name="T207">drwxrwxr-x 2 acogoluegnes acogoluegnes 4,0K août <text:s/>21 11:11 maven-archiver</text:span></text:p>
          <text:p text:style-name="P6"><text:span text:style-name="T207">drwxrwxr-x 3 acogoluegnes acogoluegnes 4,0K août <text:s/>21 11:11 maven-status</text:span></text:p>
          <text:p text:style-name="P6"><text:span text:style-name="T208">-rw-rw-r-- 1 acogoluegnes acogoluegnes <text:s/>18M août <text:s/>21 11:11 spring-boot-solution-1.3.0.M4.jar</text:span></text:p>
          <text:p text:style-name="P6"><text:span text:style-name="T207">-rw-rw-r-- 1 acogoluegnes acogoluegnes 148K août <text:s/>21 11:11 spring-boot-solution-1.3.0.M4.jar.original</text:span></text:p>
          <text:p text:style-name="P6"><text:span text:style-name="T20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7" draw:layer="layout" svg:width="25.753cm" svg:height="6.252cm" svg:x="1.014cm" svg:y="5.314cm">
          <text:p text:style-name="P6"><text:span text:style-name="T28">&lt;!-- pom.xml --&gt;</text:span></text:p>
          <text:p text:style-name="P6"><text:span text:style-name="T209">&lt;</text:span><text:span text:style-name="T210">build</text:span><text:span text:style-name="T209">&gt;</text:span></text:p>
          <text:p text:style-name="P6"><text:span text:style-name="T211"><text:s text:c="4"/></text:span><text:span text:style-name="T209">&lt;</text:span><text:span text:style-name="T210">plugins</text:span><text:span text:style-name="T209">&gt;</text:span></text:p>
          <text:p text:style-name="P6"><text:span text:style-name="T211"><text:s text:c="8"/></text:span><text:span text:style-name="T209">&lt;</text:span><text:span text:style-name="T210">plugin</text:span><text:span text:style-name="T209">&gt;</text:span></text:p>
          <text:p text:style-name="P6"><text:span text:style-name="T211"><text:s text:c="12"/></text:span><text:span text:style-name="T209">&lt;</text:span><text:span text:style-name="T210">groupId</text:span><text:span text:style-name="T209">&gt;</text:span><text:span text:style-name="T211">org.springframework.boot</text:span><text:span text:style-name="T209">&lt;/</text:span><text:span text:style-name="T210">groupId</text:span><text:span text:style-name="T209">&gt;</text:span></text:p>
          <text:p text:style-name="P6"><text:span text:style-name="T211"><text:s text:c="12"/></text:span><text:span text:style-name="T209">&lt;</text:span><text:span text:style-name="T210">artifactId</text:span><text:span text:style-name="T209">&gt;</text:span><text:span text:style-name="T211">spring-boot-maven-plugin</text:span><text:span text:style-name="T209">&lt;/</text:span><text:span text:style-name="T210">artifactId</text:span><text:span text:style-name="T209">&gt;</text:span></text:p>
          <text:p text:style-name="P6"><text:span text:style-name="T211"><text:s text:c="9"/></text:span><text:span text:style-name="T209">&lt;/</text:span><text:span text:style-name="T210">plugin</text:span><text:span text:style-name="T209">&gt;</text:span></text:p>
          <text:p text:style-name="P6"><text:span text:style-name="T211"><text:s text:c="4"/></text:span><text:span text:style-name="T209">&lt;/</text:span><text:span text:style-name="T210">plugins</text:span><text:span text:style-name="T209">&gt;</text:span></text:p>
          <text:p text:style-name="P6"><text:span text:style-name="T209">&lt;/</text:span><text:span text:style-name="T210">build</text:span><text:span text:style-name="T20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1.431cm" svg:y="10.149cm">
          <text:p text:style-name="P1">JAR exécutable</text:p>
          <draw:enhanced-geometry svg:viewBox="0 0 21600 21600" draw:mirror-horizontal="false" draw:type="line-callout-2" draw:modifiers="-10659.4430992736 66704.6904315197 -7037.65133171913 19219.136960600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AR exécutable</text:p>
          </draw:text-box>
        </draw:frame>
        <draw:custom-shape draw:style-name="gr4" draw:text-style-name="P28" draw:layer="layout" svg:width="26.761cm" svg:height="7.169cm" svg:x="0.504cm" svg:y="6.514cm">
          <text:p text:style-name="P6"><text:span text:style-name="T212">$ </text:span><text:span text:style-name="T213">java -jar target/spring-boot-solution-1.3.0.M4.jar</text:span></text:p>
          <text:p text:style-name="P6"><text:span text:style-name="T212"><text:s text:c="2"/></text:span><text:span text:style-name="T212">. <text:s text:c="2"/>____ <text:s text:c="9"/>_ <text:s text:c="11"/>__ _ _</text:span></text:p>
          <text:p text:style-name="P6"><text:span text:style-name="T212"><text:s/></text:span><text:span text:style-name="T212">/\\ / ___'_ __ _ _(_)_ __ <text:s/>__ _ \ \ \ \</text:span></text:p>
          <text:p text:style-name="P6"><text:span text:style-name="T212">( ( )\___ | '_ | '_| | '_ \/ _` | \ \ \ \</text:span></text:p>
          <text:p text:style-name="P6"><text:span text:style-name="T212"><text:s/></text:span><text:span text:style-name="T212">\\/ <text:s/>___)| |_)| | | | | || (_| | <text:s/>) ) ) )</text:span></text:p>
          <text:p text:style-name="P6"><text:span text:style-name="T212"><text:s text:c="2"/></text:span><text:span text:style-name="T212">' <text:s/>|____| .__|_| |_|_| |_\__, | / / / /</text:span></text:p>
          <text:p text:style-name="P6"><text:span text:style-name="T212"><text:s/></text:span><text:span text:style-name="T212">=========|_|==============|___/=/_/_/_/</text:span></text:p>
          <text:p text:style-name="P6"><text:span text:style-name="T212"><text:s/></text:span><text:span text:style-name="T212">:: Spring Boot :: <text:s text:c="12"/>(v1.3.0.M4)</text:span></text:p>
          <text:p text:style-name="P6"><text:span text:style-name="T212"/></text:p>
          <text:p text:style-name="P6"><text:span text:style-name="T212">...</text:span></text:p>
          <text:p text:style-name="P6"><text:span text:style-name="T212"/></text:p>
          <text:p text:style-name="P6"><text:span text:style-name="T212">2015-08-21 11:17:00.340 <text:s/>INFO 9864 --- [main] Tomcat started on port(s): 8080 (http)</text:span></text:p>
          <text:p text:style-name="P6"><text:span text:style-name="T212">2015-08-21 11:17:00.348 <text:s/>INFO 9864 --- [main] Started Application in 7.31 seconds (JVM running for 7.845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3 annotations en 1</text:p>
                <text:list>
                  <text:list-item>
                    <text:p>@Configuration</text:p>
                  </text:list-item>
                  <text:list-item>
                    <text:p>@ComponentScan (scanne depuis la classe annotée)</text:p>
                  </text:list-item>
                  <text:list-item>
                    <text:p>@EnableAutoConfiguration</text:p>
                  </text:list-item>
                </text:list>
              </text:list-item>
            </text:list>
          </draw:text-box>
        </draw:frame>
        <draw:custom-shape draw:style-name="gr4" draw:text-style-name="P25" draw:layer="layout" svg:width="25.753cm" svg:height="6.21cm" svg:x="1.014cm" svg:y="12.7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er Spring dans Spring Boot ?</text:p>
                <text:list>
                  <text:list-item>
                    <text:p>Classes @Configuration</text:p>
                  </text:list-item>
                  <text:list-item>
                    <text:p>Dans l'arborescence de Application</text:p>
                  </text:list-item>
                  <text:list-item>
                    <text:p>Configurer comme d'habitude</text:p>
                  </text:list-item>
                </text:list>
              </text:list-item>
            </text:list>
          </draw:text-box>
        </draw:frame>
        <draw:custom-shape draw:style-name="gr4" draw:text-style-name="P25" draw:layer="layout" svg:width="25.753cm" svg:height="6.21cm" svg:x="1.014cm" svg:y="12.7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EnableAutoconfigur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utomatique</text:p>
              </text:list-item>
              <text:list-item>
                <text:p>Configuration</text:p>
                <text:list>
                  <text:list-item>
                    <text:p>Selon la présence de librairies sur le classpath</text:p>
                  </text:list-item>
                  <text:list-item>
                    <text:p>Selon la présence de beans Spring</text:p>
                  </text:list-item>
                </text:list>
              </text:list-item>
              <text:list-item>
                <text:p>Exemples</text:p>
                <text:list>
                  <text:list-item>
                    <text:p>Spring MVC présent =&gt; DispatcherServlet déclarée</text:p>
                  </text:list-item>
                  <text:list-item>
                    <text:p>H2 présent =&gt; DataSource embarqué déclaré</text:p>
                  </text:list-item>
                  <text:list-item>
                    <text:p>Bean DataSource =&gt; JdbcTemplate déclar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trôleur REST “hello world”</text:p>
          </draw:text-box>
        </draw:frame>
        <draw:custom-shape draw:style-name="gr4" draw:text-style-name="P29" draw:layer="layout" svg:width="25.753cm" svg:height="12.265cm" svg:x="1.014cm" svg:y="6.414cm">
          <text:p text:style-name="P6"><text:span text:style-name="T214">@SpringBootApplication</text:span></text:p>
          <text:p text:style-name="P6"><text:span text:style-name="T215">public</text:span><text:span text:style-name="T216"> </text:span><text:span text:style-name="T215">class</text:span><text:span text:style-name="T216"> Application {</text:span></text:p>
          <text:p text:style-name="P6"><text:span text:style-name="T214"/></text:p>
          <text:p text:style-name="P6"><text:span text:style-name="T216"><text:s text:c="4"/></text:span><text:span text:style-name="T215">public</text:span><text:span text:style-name="T216"> </text:span><text:span text:style-name="T215">static</text:span><text:span text:style-name="T216"> </text:span><text:span text:style-name="T215">void</text:span><text:span text:style-name="T216"> main(String[] </text:span><text:span text:style-name="T217">args</text:span><text:span text:style-name="T216">) {</text:span></text:p>
          <text:p text:style-name="P6"><text:span text:style-name="T216"><text:s text:c="8"/></text:span><text:span text:style-name="T216">SpringApplication.</text:span><text:span text:style-name="T218">run</text:span><text:span text:style-name="T216">(Application.</text:span><text:span text:style-name="T215">class</text:span><text:span text:style-name="T216">);</text:span></text:p>
          <text:p text:style-name="P6"><text:span text:style-name="T214"><text:s text:c="4"/></text:span><text:span text:style-name="T216">}</text:span></text:p>
          <text:p text:style-name="P6"><text:span text:style-name="T216"/></text:p>
          <text:p text:style-name="P6"><text:span text:style-name="T214"><text:s text:c="4"/></text:span><text:span text:style-name="T214">@RestController</text:span></text:p>
          <text:p text:style-name="P6"><text:span text:style-name="T216"><text:s text:c="4"/></text:span><text:span text:style-name="T215">public</text:span><text:span text:style-name="T216"> </text:span><text:span text:style-name="T215">static</text:span><text:span text:style-name="T216"> </text:span><text:span text:style-name="T215">class</text:span><text:span text:style-name="T216"> HelloController {</text:span></text:p>
          <text:p text:style-name="P6"><text:span text:style-name="T216"/></text:p>
          <text:p text:style-name="P6"><text:span text:style-name="T216"><text:s text:c="8"/></text:span><text:span text:style-name="T214">@RequestMapping</text:span><text:span text:style-name="T216">(</text:span><text:span text:style-name="T219">"/hello"</text:span><text:span text:style-name="T216">)</text:span></text:p>
          <text:p text:style-name="P6"><text:span text:style-name="T216"><text:s text:c="8"/></text:span><text:span text:style-name="T215">public</text:span><text:span text:style-name="T216"> String hello() {</text:span></text:p>
          <text:p text:style-name="P6"><text:span text:style-name="T216"><text:s text:c="12"/></text:span><text:span text:style-name="T215">return</text:span><text:span text:style-name="T216"> </text:span><text:span text:style-name="T219">"Hello world!"</text:span><text:span text:style-name="T216">;</text:span></text:p>
          <text:p text:style-name="P6"><text:span text:style-name="T216"><text:s text:c="8"/></text:span><text:span text:style-name="T216">}</text:span></text:p>
          <text:p text:style-name="P6"><text:span text:style-name="T216"/></text:p>
          <text:p text:style-name="P6"><text:span text:style-name="T216"><text:s text:c="4"/></text:span><text:span text:style-name="T216">}</text:span></text:p>
          <text:p text:style-name="P6"><text:span text:style-name="T216"/></text:p>
          <text:p text:style-name="P6"><text:span text:style-name="T2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0.409cm" svg:y="7.824cm">
          <text:p text:style-name="P1">Détecté par le component scan</text:p>
          <draw:enhanced-geometry svg:viewBox="0 0 21600 21600" draw:mirror-horizontal="false" draw:type="line-callout-2" draw:modifiers="-40415.0121065375 36807.1294559099 -13084.8668280872 29836.772983114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8.784cm" svg:height="2.548cm" svg:x="19.077cm" svg:y="10.575cm">
          <text:p text:style-name="P1">Appelée sur une requête HTTP</text:p>
          <text:p text:style-name="P1"><text:span text:style-name="T220">http://localhost:8080</text:span><text:span text:style-name="T109">/hello</text:span></text:p>
          <draw:enhanced-geometry svg:viewBox="0 0 21600 21600" draw:mirror-horizontal="false" draw:type="line-callout-2" draw:modifiers="-16065.3841775754 24955.6688897607 -8131.04154809334 18905.2961945861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ichiers application.properties</text:p>
              </text:list-item>
              <text:list-item>
                <text:p>Localisations, dans l'ordre de préférence :</text:p>
                <text:list>
                  <text:list-item>
                    <text:p>/config depuis le répertoire courant</text:p>
                  </text:list-item>
                  <text:list-item>
                    <text:p>Le répertoire courant</text:p>
                  </text:list-item>
                  <text:list-item>
                    <text:p>/config sur le classpath</text:p>
                  </text:list-item>
                  <text:list-item>
                    <text:p>Racine du class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pplication.propertie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Qu'y trouve-t-on ?</text:p>
                <text:list>
                  <text:list-item>
                    <text:p>Les paramètres de l'auto-configuration</text:p>
                  </text:list-item>
                </text:list>
              </text:list-item>
              <text:list-item>
                <text:p>Par exemple, pour le conteneur web</text:p>
              </text:list-item>
            </text:list>
          </draw:text-box>
        </draw:frame>
        <draw:custom-shape draw:style-name="gr4" draw:text-style-name="P10" draw:layer="layout" svg:width="26.761cm" svg:height="2.494cm" svg:x="0.504cm" svg:y="10.714cm">
          <text:p text:style-name="P6"><text:span text:style-name="T167">server.port=9000</text:span></text:p>
          <text:p text:style-name="P6"><text:span text:style-name="T167">server.address=192.168.1.20</text:span></text:p>
          <text:p text:style-name="P6"><text:span text:style-name="T167">server.session.timeout=1800 # en 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Exemples de paramètres disponibles</text:p>
                <text:list>
                  <text:list-item>
                    <text:p>Connexion base de données</text:p>
                  </text:list-item>
                  <text:list-item>
                    <text:p>Paramètres pool de connexions</text:p>
                  </text:list-item>
                  <text:list-item>
                    <text:p>Log (niveau, format)</text:p>
                  </text:list-item>
                  <text:list-item>
                    <text:p>Configuration SSL</text:p>
                  </text:list-item>
                  <text:list-item>
                    <text:p>Initialisation de la base de données</text:p>
                  </text:list-item>
                  <text:list-item>
                    <text:p>Etc.</text:p>
                  </text:list-item>
                </text:list>
              </text:list-item>
              <text:list-item>
                <text:p>Documentation de référence pour les paramètres disponibl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onitoring avec 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Informations sur l'environnement</text:p>
                <text:list>
                  <text:list-item>
                    <text:p>Beans Spring, “health check”, etc</text:p>
                  </text:list-item>
                </text:list>
              </text:list-item>
              <text:list-item>
                <text:p>Exposés sur HTTP (“endpoints”)</text:p>
              </text:list-item>
              <text:list-item>
                <text:p>Pour la production et le développement</text:p>
                <text:list>
                  <text:list-item>
                    <text:p>Indications utiles sur l'application</text:p>
                  </text:list-item>
                </text:list>
              </text:list-item>
            </text:list>
          </draw:text-box>
        </draw:frame>
        <draw:custom-shape draw:style-name="gr4" draw:text-style-name="P21" draw:layer="layout" svg:width="25.753cm" svg:height="3.326cm" svg:x="1.014cm" svg:y="14.014cm">
          <text:p text:style-name="P6"><text:span text:style-name="T35">&lt;</text:span><text:span text:style-name="T36">dependency</text:span><text:span text:style-name="T35">&gt;</text:span></text:p>
          <text:p text:style-name="P6"><text:span text:style-name="T221"><text:s text:c="4"/></text:span><text:span text:style-name="T35">&lt;</text:span><text:span text:style-name="T36">groupId</text:span><text:span text:style-name="T35">&gt;</text:span><text:span text:style-name="T221">org.springframework.boot</text:span><text:span text:style-name="T35">&lt;/</text:span><text:span text:style-name="T36">groupId</text:span><text:span text:style-name="T35">&gt;</text:span></text:p>
          <text:p text:style-name="P6"><text:span text:style-name="T221"><text:s text:c="4"/></text:span><text:span text:style-name="T35">&lt;</text:span><text:span text:style-name="T36">artifactId</text:span><text:span text:style-name="T35">&gt;</text:span><text:span text:style-name="T221">spring-boot-starter-actuator</text:span><text:span text:style-name="T35">&lt;/</text:span><text:span text:style-name="T36">artifactId</text:span><text:span text:style-name="T35">&gt;</text:span></text:p>
          <text:p text:style-name="P6"><text:span text:style-name="T35">&lt;/</text:span><text:span text:style-name="T36">dependency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/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ccueil des endpoints</text:p>
              </text:list-item>
            </text:list>
          </draw:text-box>
        </draw:frame>
        <draw:custom-shape draw:style-name="gr4" draw:text-style-name="P21" draw:layer="layout" svg:width="25.753cm" svg:height="12.244cm" svg:x="1.114cm" svg:y="7.314cm">
          <text:p text:style-name="P6"><text:span text:style-name="T37">{</text:span></text:p>
          <text:p text:style-name="P6"><text:span text:style-name="T37"><text:s text:c="2"/></text:span><text:span text:style-name="T37">_links: {</text:span></text:p>
          <text:p text:style-name="P6"><text:span text:style-name="T37"><text:s text:c="4"/></text:span><text:span text:style-name="T37">self: {</text:span></text:p>
          <text:p text:style-name="P6"><text:span text:style-name="T37"><text:s text:c="4"/></text:span><text:span text:style-name="T37">href: "http://localhost:8080/actuator",</text:span></text:p>
          <text:p text:style-name="P6"><text:span text:style-name="T37"><text:s text:c="4"/></text:span><text:span text:style-name="T37">templated: false</text:span></text:p>
          <text:p text:style-name="P6"><text:span text:style-name="T37"><text:s text:c="2"/></text:span><text:span text:style-name="T37">},</text:span></text:p>
          <text:p text:style-name="P6"><text:span text:style-name="T37"><text:s text:c="2"/></text:span><text:span text:style-name="T37">autoconfig: {</text:span></text:p>
          <text:p text:style-name="P6"><text:span text:style-name="T37"><text:s text:c="4"/></text:span><text:span text:style-name="T37">href: "http://localhost:8080/autoconfig",</text:span></text:p>
          <text:p text:style-name="P6"><text:span text:style-name="T37"><text:s text:c="4"/></text:span><text:span text:style-name="T37">templated: false</text:span></text:p>
          <text:p text:style-name="P6"><text:span text:style-name="T37"><text:s text:c="2"/></text:span><text:span text:style-name="T37">},</text:span></text:p>
          <text:p text:style-name="P6"><text:span text:style-name="T37"><text:s text:c="2"/></text:span><text:span text:style-name="T37">beans: {</text:span></text:p>
          <text:p text:style-name="P6"><text:span text:style-name="T37"><text:s text:c="4"/></text:span><text:span text:style-name="T37">href: "http://localhost:8080/beans",</text:span></text:p>
          <text:p text:style-name="P6"><text:span text:style-name="T37"><text:s text:c="4"/></text:span><text:span text:style-name="T37">templated: false</text:span></text:p>
          <text:p text:style-name="P6"><text:span text:style-name="T37"><text:s text:c="2"/></text:span><text:span text:style-name="T37">},</text:span></text:p>
          <text:p text:style-name="P6"><text:span text:style-name="T37"><text:s text:c="2"/></text:span><text:span text:style-name="T37">... </text:span></text:p>
          <text:p text:style-name="P6"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/health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ing des systèmes externes</text:p>
              </text:list-item>
            </text:list>
          </draw:text-box>
        </draw:frame>
        <draw:custom-shape draw:style-name="gr4" draw:text-style-name="P21" draw:layer="layout" svg:width="25.753cm" svg:height="12.244cm" svg:x="1.114cm" svg:y="7.314cm">
          <text:p text:style-name="P6"><text:span text:style-name="T37">{</text:span></text:p>
          <text:p text:style-name="P6"><text:span text:style-name="T37"><text:s text:c="2"/></text:span><text:span text:style-name="T37">status: "UP",</text:span></text:p>
          <text:p text:style-name="P6"><text:span text:style-name="T37"><text:s text:c="2"/></text:span><text:span text:style-name="T37">diskSpace: {</text:span></text:p>
          <text:p text:style-name="P6"><text:span text:style-name="T37"><text:s text:c="4"/></text:span><text:span text:style-name="T37">status: "UP",</text:span></text:p>
          <text:p text:style-name="P6"><text:span text:style-name="T37"><text:s text:c="4"/></text:span><text:span text:style-name="T37">total: 243905724416,</text:span></text:p>
          <text:p text:style-name="P6"><text:span text:style-name="T37"><text:s text:c="4"/></text:span><text:span text:style-name="T37">free: 110182084608,</text:span></text:p>
          <text:p text:style-name="P6"><text:span text:style-name="T37"><text:s text:c="4"/></text:span><text:span text:style-name="T37">threshold: 10485760</text:span></text:p>
          <text:p text:style-name="P6"><text:span text:style-name="T37"><text:s text:c="2"/></text:span><text:span text:style-name="T37">},</text:span></text:p>
          <text:p text:style-name="P6"><text:span text:style-name="T37"><text:s text:c="2"/></text:span><text:span text:style-name="T37">db: {</text:span></text:p>
          <text:p text:style-name="P6"><text:span text:style-name="T37"><text:s text:c="4"/></text:span><text:span text:style-name="T37">status: "UP",</text:span></text:p>
          <text:p text:style-name="P6"><text:span text:style-name="T37"><text:s text:c="4"/></text:span><text:span text:style-name="T37">database: "H2",</text:span></text:p>
          <text:p text:style-name="P6"><text:span text:style-name="T37"><text:s text:c="4"/></text:span><text:span text:style-name="T37">hello: 1</text:span></text:p>
          <text:p text:style-name="P6"><text:span text:style-name="T37"><text:s text:c="2"/></text:span><text:span text:style-name="T37">},</text:span></text:p>
          <text:p text:style-name="P6"><text:span text:style-name="T37"><text:s text:c="2"/></text:span><text:span text:style-name="T37">...</text:span></text:p>
          <text:p text:style-name="P6"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/bea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es beans Spring</text:p>
                <text:list>
                  <text:list-item>
                    <text:p>Pratique pour débugguer le component scan, l'auto-configuration</text:p>
                  </text:list-item>
                </text:list>
              </text:list-item>
            </text:list>
          </draw:text-box>
        </draw:frame>
        <draw:custom-shape draw:style-name="gr4" draw:text-style-name="P27" draw:layer="layout" svg:width="25.753cm" svg:height="10.19cm" svg:x="1.114cm" svg:y="9.314cm">
          <text:p text:style-name="P6"><text:span text:style-name="T34">{</text:span></text:p>
          <text:p text:style-name="P6"><text:span text:style-name="T34"><text:s text:c="2"/></text:span><text:span text:style-name="T34">content: [</text:span></text:p>
          <text:p text:style-name="P6"><text:span text:style-name="T34"><text:s text:c="4"/></text:span><text:span text:style-name="T34">{</text:span></text:p>
          <text:p text:style-name="P6"><text:span text:style-name="T34"><text:s text:c="6"/></text:span><text:span text:style-name="T34">context: "application",</text:span></text:p>
          <text:p text:style-name="P6"><text:span text:style-name="T34"><text:s text:c="6"/></text:span><text:span text:style-name="T34">parent: null,</text:span></text:p>
          <text:p text:style-name="P6"><text:span text:style-name="T34"><text:s text:c="6"/></text:span><text:span text:style-name="T34">beans: [</text:span></text:p>
          <text:p text:style-name="P6"><text:span text:style-name="T34"><text:s text:c="8"/></text:span><text:span text:style-name="T34">{</text:span></text:p>
          <text:p text:style-name="P6"><text:span text:style-name="T34"><text:s text:c="11"/></text:span><text:span text:style-name="T34">bean: "application",</text:span></text:p>
          <text:p text:style-name="P6"><text:span text:style-name="T34"><text:s text:c="11"/></text:span><text:span text:style-name="T34">scope: "singleton",</text:span></text:p>
          <text:p text:style-name="P6"><text:span text:style-name="T34"><text:s text:c="11"/></text:span><text:span text:style-name="T34">type: "com.zenika.Application$$EnhancerBySpringCGLIB$$faaf2c13",</text:span></text:p>
          <text:p text:style-name="P6"><text:span text:style-name="T34"><text:s text:c="11"/></text:span><text:span text:style-name="T34">resource: "null",</text:span></text:p>
          <text:p text:style-name="P6"><text:span text:style-name="T34"><text:s text:c="11"/></text:span><text:span text:style-name="T34">dependencies: [ ]</text:span></text:p>
          <text:p text:style-name="P6"><text:span text:style-name="T34"><text:s text:c="4"/></text:span><text:span text:style-name="T34">},</text:span></text:p>
          <text:p text:style-name="P6"><text:span text:style-name="T34"><text:s text:c="2"/></text:span><text:span text:style-name="T34">... </text:span></text:p>
          <text:p text:style-name="P6"><text:span text:style-name="T3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éthode REST</text:p>
          </draw:text-box>
        </draw:frame>
        <draw:custom-shape draw:style-name="gr4" draw:text-style-name="P29" draw:layer="layout" svg:width="25.753cm" svg:height="12.265cm" svg:x="1.014cm" svg:y="6.414cm">
          <text:p text:style-name="P6"><text:span text:style-name="T214">@Controller</text:span></text:p>
          <text:p text:style-name="P6"><text:span text:style-name="T215">public</text:span><text:span text:style-name="T216"> </text:span><text:span text:style-name="T215">class</text:span><text:span text:style-name="T216"> UserController {</text:span></text:p>
          <text:p text:style-name="P6"><text:span text:style-name="T214"/></text:p>
          <text:p text:style-name="P6"><text:span text:style-name="T216"><text:s text:c="4"/></text:span><text:span text:style-name="T214">@Autowired</text:span></text:p>
          <text:p text:style-name="P6"><text:span text:style-name="T216"><text:s text:c="4"/></text:span><text:span text:style-name="T216">UserService </text:span><text:span text:style-name="T222">userService</text:span><text:span text:style-name="T216">;</text:span></text:p>
          <text:p text:style-name="P6"><text:span text:style-name="T214"/></text:p>
          <text:p text:style-name="P6"><text:span text:style-name="T216"><text:s text:c="4"/></text:span><text:span text:style-name="T214">@RequestMapping</text:span><text:span text:style-name="T216">(</text:span></text:p>
          <text:p text:style-name="P6"><text:span text:style-name="T216"><text:s text:c="8"/></text:span><text:span text:style-name="T216">value=</text:span><text:span text:style-name="T219">"/users"</text:span><text:span text:style-name="T216">,method= RequestMethod.</text:span><text:span text:style-name="T223">GET</text:span><text:span text:style-name="T216">,</text:span></text:p>
          <text:p text:style-name="P6"><text:span text:style-name="T216"><text:s text:c="8"/></text:span><text:span text:style-name="T216">produces = </text:span><text:span text:style-name="T219">"application/json"</text:span></text:p>
          <text:p text:style-name="P6"><text:span text:style-name="T219"><text:s text:c="4"/></text:span><text:span text:style-name="T216">)</text:span></text:p>
          <text:p text:style-name="P6"><text:span text:style-name="T216"><text:s text:c="4"/></text:span><text:span text:style-name="T214">@ResponseBody</text:span></text:p>
          <text:p text:style-name="P6"><text:span text:style-name="T216"><text:s text:c="4"/></text:span><text:span text:style-name="T215">public</text:span><text:span text:style-name="T216"> List&lt;User&gt; users() {</text:span></text:p>
          <text:p text:style-name="P6"><text:span text:style-name="T216"><text:s text:c="8"/></text:span><text:span text:style-name="T215">return</text:span><text:span text:style-name="T216"> </text:span><text:span text:style-name="T222">userService</text:span><text:span text:style-name="T216">.list();</text:span></text:p>
          <text:p text:style-name="P6"><text:span text:style-name="T214"><text:s text:c="4"/></text:span><text:span text:style-name="T214">}</text:span></text:p>
          <text:p text:style-name="P6"><text:span text:style-name="T214"/></text:p>
          <text:p text:style-name="P6"><text:span text:style-name="T21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draw:layer="layout" svg:width="6.607cm" svg:height="2.131cm" svg:x="17.909cm" svg:y="4.283cm">
          <text:p text:style-name="P1"><text:span text:style-name="T1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8.784cm" svg:height="2.548cm" svg:x="17.018cm" svg:y="6.596cm">
          <text:p text:style-name="P1"><text:span text:style-name="T1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7.39cm" svg:height="1.371cm" svg:x="18.772cm" svg:y="9.297cm">
          <text:p text:style-name="P1"><text:span text:style-name="T136">Mapping requête HTTP</text:span></text:p>
          <draw:enhanced-geometry svg:viewBox="0 0 21600 21600" draw:mirror-horizontal="false" draw:type="line-callout-2" draw:modifiers="-20910.2963063185 30668.221574344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7.768cm" svg:height="1.278cm" svg:x="18.902cm" svg:y="11.168cm">
          <text:p text:style-name="P1"><text:span text:style-name="T136">Format retourné : JSON</text:span></text:p>
          <draw:enhanced-geometry svg:viewBox="0 0 21600 21600" draw:mirror-horizontal="false" draw:type="line-callout-2" draw:modifiers="-13564.989059081 18273.0258014074 -3706.11404299138 16482.8772478499 -689.509589393744 9322.283033620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8.784cm" svg:height="2.548cm" svg:x="18.796cm" svg:y="14.224cm">
          <text:p text:style-name="P1"><text:span text:style-name="T136">Sérialisation de l'objet retourné dans la réponse HTTP</text:span></text:p>
          <draw:enhanced-geometry svg:viewBox="0 0 21600 21600" draw:mirror-horizontal="false" draw:type="line-callout-2" draw:modifiers="-27282.140011383 -5516.5162808944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éthode affichage HTML</text:p>
          </draw:text-box>
        </draw:frame>
        <draw:custom-shape draw:style-name="gr4" draw:text-style-name="P29" draw:layer="layout" svg:width="25.753cm" svg:height="12.265cm" svg:x="1.014cm" svg:y="6.414cm">
          <text:p text:style-name="P6"><text:span text:style-name="T214">@Controller</text:span></text:p>
          <text:p text:style-name="P6"><text:span text:style-name="T215">public</text:span><text:span text:style-name="T216"> </text:span><text:span text:style-name="T215">class</text:span><text:span text:style-name="T216"> UserController {</text:span></text:p>
          <text:p text:style-name="P6"><text:span text:style-name="T214"/></text:p>
          <text:p text:style-name="P6"><text:span text:style-name="T216"><text:s text:c="4"/></text:span><text:span text:style-name="T214">@Autowired</text:span></text:p>
          <text:p text:style-name="P6"><text:span text:style-name="T216"><text:s text:c="4"/></text:span><text:span text:style-name="T216">UserService </text:span><text:span text:style-name="T222">userService</text:span><text:span text:style-name="T216">;</text:span></text:p>
          <text:p text:style-name="P6"><text:span text:style-name="T214"/></text:p>
          <text:p text:style-name="P6"><text:span text:style-name="T216"><text:s text:c="4"/></text:span><text:span text:style-name="T79">@RequestMapping</text:span><text:span text:style-name="T78">(</text:span></text:p>
          <text:p text:style-name="P6"><text:span text:style-name="T78"><text:s text:c="7"/></text:span><text:span text:style-name="T78">value=</text:span><text:span text:style-name="T81">"/users"</text:span><text:span text:style-name="T78">,method= RequestMethod.</text:span><text:span text:style-name="T224">GET</text:span></text:p>
          <text:p text:style-name="P6"><text:span text:style-name="T224"><text:s text:c="4"/></text:span><text:span text:style-name="T9">)</text:span></text:p>
          <text:p text:style-name="P6"><text:span text:style-name="T216"><text:s text:c="4"/></text:span><text:span text:style-name="T215">public</text:span><text:span text:style-name="T216"> String users(Model </text:span><text:span text:style-name="T217">model</text:span><text:span text:style-name="T216">) {</text:span></text:p>
          <text:p text:style-name="P6"><text:span text:style-name="T216"><text:s text:c="8"/></text:span><text:span text:style-name="T217">model</text:span><text:span text:style-name="T216">.addAttribute(</text:span><text:span text:style-name="T219">"message"</text:span><text:span text:style-name="T216">,</text:span><text:span text:style-name="T219">"Hello Spring Boot!"</text:span><text:span text:style-name="T216">);</text:span></text:p>
          <text:p text:style-name="P6"><text:span text:style-name="T216"><text:s text:c="8"/></text:span><text:span text:style-name="T217">model</text:span><text:span text:style-name="T216">.addAttribute(</text:span><text:span text:style-name="T219">"users"</text:span><text:span text:style-name="T216">,</text:span><text:span text:style-name="T222">userService</text:span><text:span text:style-name="T216">.list());</text:span></text:p>
          <text:p text:style-name="P6"><text:span text:style-name="T216"><text:s text:c="8"/></text:span><text:span text:style-name="T215">return</text:span><text:span text:style-name="T216"> </text:span><text:span text:style-name="T219">"users"</text:span><text:span text:style-name="T216">;</text:span></text:p>
          <text:p text:style-name="P6"><text:span text:style-name="T216"><text:s text:c="4"/></text:span><text:span text:style-name="T216">}</text:span></text:p>
          <text:p text:style-name="P6"><text:span text:style-name="T214"/></text:p>
          <text:p text:style-name="P6"><text:span text:style-name="T21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draw:layer="layout" svg:width="6.607cm" svg:height="2.131cm" svg:x="17.909cm" svg:y="4.283cm">
          <text:p text:style-name="P1"><text:span text:style-name="T1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8.784cm" svg:height="2.548cm" svg:x="17.018cm" svg:y="6.596cm">
          <text:p text:style-name="P1"><text:span text:style-name="T1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7.39cm" svg:height="1.371cm" svg:x="18.772cm" svg:y="9.297cm">
          <text:p text:style-name="P1"><text:span text:style-name="T136">Mapping requête HTTP</text:span></text:p>
          <draw:enhanced-geometry svg:viewBox="0 0 21600 21600" draw:mirror-horizontal="false" draw:type="line-callout-2" draw:modifiers="-19212.3393316195 26511.9533527697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7.768cm" svg:height="1.532cm" svg:x="18.902cm" svg:y="11.168cm">
          <text:p text:style-name="P1"><text:span text:style-name="T136">Modèle passé à la vue pour le rendu</text:span></text:p>
          <draw:enhanced-geometry svg:viewBox="0 0 21600 21600" draw:mirror-horizontal="false" draw:type="line-callout-2" draw:modifiers="-12828.2146994465 23812.133072407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8.784cm" svg:height="2.548cm" svg:x="18.134cm" svg:y="16.46cm">
          <text:p text:style-name="P1"><text:span text:style-name="T136">Objets chargés dans le modèle pour le rendu dans la vue</text:span></text:p>
          <draw:enhanced-geometry svg:viewBox="0 0 21600 21600" draw:mirror-horizontal="false" draw:type="line-callout-2" draw:modifiers="-11927.3306772908 -15498.783836798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endu de la vue</text:p>
          </draw:text-box>
        </draw:frame>
        <draw:custom-shape draw:style-name="gr4" draw:text-style-name="P30" draw:layer="layout" svg:width="25.753cm" svg:height="12.265cm" svg:x="1.014cm" svg:y="7.914cm">
          <text:p text:style-name="P6"><text:span text:style-name="T225">&lt;div class="row"&gt;</text:span></text:p>
          <text:p text:style-name="P6"><text:span text:style-name="T225"><text:s text:c="2"/></text:span><text:span text:style-name="T225">&lt;h1&gt;</text:span><text:span text:style-name="T226">${message}</text:span><text:span text:style-name="T225">&lt;/h1&gt;</text:span></text:p>
          <text:p text:style-name="P6"><text:span text:style-name="T225"><text:s text:c="2"/></text:span><text:span text:style-name="T225">&lt;table class="table"&gt;</text:span></text:p>
          <text:p text:style-name="P6"><text:span text:style-name="T225"><text:s text:c="4"/></text:span><text:span text:style-name="T225">&lt;thead&gt;</text:span></text:p>
          <text:p text:style-name="P6"><text:span text:style-name="T225"><text:s text:c="6"/></text:span><text:span text:style-name="T225">&lt;tr&gt;</text:span></text:p>
          <text:p text:style-name="P6"><text:span text:style-name="T225"><text:s text:c="8"/></text:span><text:span text:style-name="T225">&lt;th&gt;ID&lt;/th&gt;</text:span></text:p>
          <text:p text:style-name="P6"><text:span text:style-name="T225"><text:s text:c="8"/></text:span><text:span text:style-name="T225">&lt;th&gt;Login&lt;/th&gt;</text:span></text:p>
          <text:p text:style-name="P6"><text:span text:style-name="T225"><text:s text:c="8"/></text:span><text:span text:style-name="T225">&lt;th&gt;Mot de passe&lt;/th&gt;</text:span></text:p>
          <text:p text:style-name="P6"><text:span text:style-name="T225"><text:s text:c="6"/></text:span><text:span text:style-name="T225">&lt;/tr&gt;</text:span></text:p>
          <text:p text:style-name="P6"><text:span text:style-name="T225"><text:s text:c="4"/></text:span><text:span text:style-name="T225">&lt;/thead&gt;</text:span></text:p>
          <text:p text:style-name="P6"><text:span text:style-name="T225"><text:s text:c="4"/></text:span><text:span text:style-name="T225">&lt;tbody&gt;</text:span></text:p>
          <text:p text:style-name="P6"><text:span text:style-name="T225"><text:s text:c="6"/></text:span><text:span text:style-name="T226">&lt;#list users as user&gt;</text:span></text:p>
          <text:p text:style-name="P6"><text:span text:style-name="T225"><text:s text:c="8"/></text:span><text:span text:style-name="T225">&lt;tr&gt;</text:span></text:p>
          <text:p text:style-name="P6"><text:span text:style-name="T225"><text:s text:c="10"/></text:span><text:span text:style-name="T225">&lt;td&gt;</text:span><text:span text:style-name="T226">${user.id}</text:span><text:span text:style-name="T225">&lt;/td&gt;</text:span></text:p>
          <text:p text:style-name="P6"><text:span text:style-name="T225"><text:s text:c="10"/></text:span><text:span text:style-name="T225">&lt;td&gt;</text:span><text:span text:style-name="T226">${user.login}</text:span><text:span text:style-name="T225">&lt;/td&gt;</text:span></text:p>
          <text:p text:style-name="P6"><text:span text:style-name="T225"><text:s text:c="10"/></text:span><text:span text:style-name="T225">&lt;td&gt;</text:span><text:span text:style-name="T226">${user.password}</text:span><text:span text:style-name="T225">&lt;/td&gt;</text:span></text:p>
          <text:p text:style-name="P6"><text:span text:style-name="T225"><text:s text:c="8"/></text:span><text:span text:style-name="T225">&lt;/tr&gt;</text:span></text:p>
          <text:p text:style-name="P6"><text:span text:style-name="T225"><text:s text:c="6"/></text:span><text:span text:style-name="T226">&lt;/#list&gt;</text:span></text:p>
          <text:p text:style-name="P6"><text:span text:style-name="T225"><text:s text:c="4"/></text:span><text:span text:style-name="T225">&lt;/tbody&gt;</text:span></text:p>
          <text:p text:style-name="P6"><text:span text:style-name="T225"><text:s text:c="2"/></text:span><text:span text:style-name="T225">&lt;/table&gt;</text:span></text:p>
          <text:p text:style-name="P6"><text:span text:style-name="T225">&lt;/div&gt;</text:span></text:p>
          <text:p text:style-name="P6"><text:span text:style-name="T22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draw:layer="layout" svg:width="6.607cm" svg:height="2.131cm" svg:x="20.825cm" svg:y="8.314cm">
          <text:p text:style-name="P1"><text:span text:style-name="T136">Référence aux objets chargés dans le modèle</text:span></text:p>
          <draw:enhanced-geometry svg:viewBox="0 0 21600 21600" draw:mirror-horizontal="false" draw:type="line-callout-2" draw:modifiers="-43072.5181598063 5450.656660412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7.768cm" svg:height="1.532cm" svg:x="18.902cm" svg:y="12.368cm">
          <text:p text:style-name="P1"><text:span text:style-name="T136">Itération</text:span></text:p>
          <draw:enhanced-geometry svg:viewBox="0 0 21600 21600" draw:mirror-horizontal="false" draw:type="line-callout-2" draw:modifiers="-26070.6912086498 32843.8356164383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presentation:style-name="pr3" draw:layer="layout" svg:width="24.639cm" svg:height="12.18cm" svg:x="1.525cm" svg:y="4.914cm" presentation:class="outline" presentation:user-transformed="true">
          <draw:text-box>
            <text:list text:style-name="L3">
              <text:list-item>
                <text:p>Moteur de template Freemarker</text:p>
                <text:list>
                  <text:list-item>
                    <text:p>Autres options possible : JSP, Velocity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spring-boot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ncement d'une application Spring Boot</text:p>
              </text:list-item>
              <text:list-item>
                <text:p>Contrôleur REST et HTML</text:p>
              </text:list-item>
              <text:list-item>
                <text:p>Configuration d'une application Spring Boot</text:p>
              </text:list-item>
              <text:list-item>
                <text:p>Utilisation de l'Actuato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5-08-21T14:35:29.993856137</dc:date>
    <meta:editing-duration>P2DT21M43S</meta:editing-duration>
    <meta:editing-cycles>309</meta:editing-cycles>
    <meta:document-statistic meta:object-count="557"/>
  </office:meta>
</office:document-meta>
</file>